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4.854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4.628cm"/>
    </style:style>
    <style:style style:name="co12" style:family="table-column">
      <style:table-column-properties fo:break-before="auto" style:column-width="3.593cm"/>
    </style:style>
    <style:style style:name="co13" style:family="table-column">
      <style:table-column-properties fo:break-before="auto" style:column-width="2.914cm"/>
    </style:style>
    <style:style style:name="co14" style:family="table-column">
      <style:table-column-properties fo:break-before="auto" style:column-width="2.171cm"/>
    </style:style>
    <style:style style:name="co15" style:family="table-column">
      <style:table-column-properties fo:break-before="auto" style:column-width="4.789cm"/>
    </style:style>
    <style:style style:name="co16" style:family="table-column">
      <style:table-column-properties fo:break-before="auto" style:column-width="1.944cm"/>
    </style:style>
    <style:style style:name="co17" style:family="table-column">
      <style:table-column-properties fo:break-before="auto" style:column-width="2.526cm"/>
    </style:style>
    <style:style style:name="co18" style:family="table-column">
      <style:table-column-properties fo:break-before="auto" style:column-width="2.623cm"/>
    </style:style>
    <style:style style:name="co19" style:family="table-column">
      <style:table-column-properties fo:break-before="auto" style:column-width="2.365cm"/>
    </style:style>
    <style:style style:name="co20" style:family="table-column">
      <style:table-column-properties fo:break-before="auto" style:column-width="5.599cm"/>
    </style:style>
    <style:style style:name="co21" style:family="table-column">
      <style:table-column-properties fo:break-before="auto" style:column-width="2.138cm"/>
    </style:style>
    <style:style style:name="co22" style:family="table-column">
      <style:table-column-properties fo:break-before="auto" style:column-width="9.317cm"/>
    </style:style>
    <style:style style:name="co23" style:family="table-column">
      <style:table-column-properties fo:break-before="auto" style:column-width="1.88cm"/>
    </style:style>
    <style:style style:name="co2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5.017cm"/>
    </style:style>
    <style:style style:name="co26" style:family="table-column">
      <style:table-column-properties fo:break-before="auto" style:column-width="5.987cm"/>
    </style:style>
    <style:style style:name="co27" style:family="table-column">
      <style:table-column-properties fo:break-before="auto" style:column-width="4.337cm"/>
    </style:style>
    <style:style style:name="co28" style:family="table-column">
      <style:table-column-properties fo:break-before="auto" style:column-width="2.817cm"/>
    </style:style>
    <style:style style:name="co29" style:family="table-column">
      <style:table-column-properties fo:break-before="auto" style:column-width="2.559cm"/>
    </style:style>
    <style:style style:name="co30" style:family="table-column">
      <style:table-column-properties fo:break-before="auto" style:column-width="7.796cm"/>
    </style:style>
    <style:style style:name="co31" style:family="table-column">
      <style:table-column-properties fo:break-before="auto" style:column-width="4.951cm"/>
    </style:style>
    <style:style style:name="co32" style:family="table-column">
      <style:table-column-properties fo:break-before="auto" style:column-width="4.078cm"/>
    </style:style>
    <style:style style:name="co33" style:family="table-column">
      <style:table-column-properties fo:break-before="auto" style:column-width="1.298cm"/>
    </style:style>
    <style:style style:name="co34" style:family="table-column">
      <style:table-column-properties fo:break-before="auto" style:column-width="6.341cm"/>
    </style:style>
    <style:style style:name="co35" style:family="table-column">
      <style:table-column-properties fo:break-before="auto" style:column-width="3.239cm"/>
    </style:style>
    <style:style style:name="co36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7">
            <text:p>7</text:p>
          </table:table-cell>
          <table:table-cell office:value-type="float" office:value="995">
            <text:p>995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/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/>
          <table:table-cell office:value-type="float" office:value="117">
            <text:p>117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/>
          <table:table-cell office:value-type="float" office:value="99">
            <text:p>99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/>
          <table:table-cell office:value-type="float" office:value="95">
            <text:p>95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/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table:number-columns-repeated="2"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</table:table>
      <table:table table:name="basic_stat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table:style-name="Default" office:value-type="string">
            <text:p>Date last-updated</text:p>
          </table:table-cell>
        </table:table-row>
        <table:table-row table:style-name="ro1">
          <table:table-cell office:value-type="string">
            <text:p>Activities?countryCode=MAL</text:p>
          </table:table-cell>
          <table:table-cell/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string">
            <text:p>2012-04-11T08:33:01.199Z</text:p>
          </table:table-cell>
          <table:table-cell office:value-type="string">
            <text:p>2012-01-24 00:00:00</text:p>
          </table:table-cell>
        </table:table-row>
        <table:table-row table:style-name="ro1">
          <table:table-cell office:value-type="string">
            <text:p>Activities?countryCode=BUR</text:p>
          </table:table-cell>
          <table:table-cell/>
          <table:table-cell office:value-type="float" office:value="345">
            <text:p>345</text:p>
          </table:table-cell>
          <table:table-cell office:value-type="float" office:value="12">
            <text:p>12</text:p>
          </table:table-cell>
          <table:table-cell office:value-type="string">
            <text:p>2012-04-11T08:29:42.918Z</text:p>
          </table:table-cell>
          <table:table-cell office:value-type="string">
            <text:p>2012-02-16 00:00:00</text:p>
          </table:table-cell>
        </table:table-row>
        <table:table-row table:style-name="ro1">
          <table:table-cell office:value-type="string">
            <text:p>Activities?countryCode=EST</text:p>
          </table:table-cell>
          <table:table-cell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012-04-11T08:30:54.780Z</text:p>
          </table:table-cell>
          <table:table-cell office:value-type="string">
            <text:p>2011-08-09 00:00:00</text:p>
          </table:table-cell>
        </table:table-row>
        <table:table-row table:style-name="ro1">
          <table:table-cell office:value-type="string">
            <text:p>Activities?countryCode=MEA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4-11T08:33:22.659Z</text:p>
          </table:table-cell>
          <table:table-cell office:value-type="string">
            <text:p>2011-10-24 00:00:00</text:p>
          </table:table-cell>
        </table:table-row>
        <table:table-row table:style-name="ro1">
          <table:table-cell office:value-type="string">
            <text:p>Activities?countryCode=BRN</text:p>
          </table:table-cell>
          <table:table-cell/>
          <table:table-cell office:value-type="float" office:value="228">
            <text:p>228</text:p>
          </table:table-cell>
          <table:table-cell office:value-type="float" office:value="10">
            <text:p>10</text:p>
          </table:table-cell>
          <table:table-cell office:value-type="string">
            <text:p>2012-04-11T08:29:32.158Z</text:p>
          </table:table-cell>
          <table:table-cell office:value-type="string">
            <text:p>2012-01-13 00:00:00</text:p>
          </table:table-cell>
        </table:table-row>
        <table:table-row table:style-name="ro1">
          <table:table-cell office:value-type="string">
            <text:p>Activities?countryCode=SUD</text:p>
          </table:table-cell>
          <table:table-cell/>
          <table:table-cell office:value-type="float" office:value="265">
            <text:p>265</text:p>
          </table:table-cell>
          <table:table-cell office:value-type="float" office:value="10">
            <text:p>10</text:p>
          </table:table-cell>
          <table:table-cell office:value-type="string">
            <text:p>2012-04-11T08:36:02.488Z</text:p>
          </table:table-cell>
          <table:table-cell office:value-type="string">
            <text:p>2012-03-07 00:00:00</text:p>
          </table:table-cell>
        </table:table-row>
        <table:table-row table:style-name="ro1">
          <table:table-cell office:value-type="string">
            <text:p>Activities?countryCode=PAN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2012-04-11T08:34:36.849Z</text:p>
          </table:table-cell>
          <table:table-cell office:value-type="string">
            <text:p>2012-02-22 00:00:00</text:p>
          </table:table-cell>
        </table:table-row>
        <table:table-row table:style-name="ro1">
          <table:table-cell office:value-type="string">
            <text:p>Activities?countryCode=PHL</text:p>
          </table:table-cell>
          <table:table-cell/>
          <table:table-cell office:value-type="float" office:value="386">
            <text:p>386</text:p>
          </table:table-cell>
          <table:table-cell office:value-type="float" office:value="11">
            <text:p>11</text:p>
          </table:table-cell>
          <table:table-cell office:value-type="string">
            <text:p>2012-04-11T08:34:43.296Z</text:p>
          </table:table-cell>
          <table:table-cell office:value-type="string">
            <text:p>2012-03-29 00:00:00</text:p>
          </table:table-cell>
        </table:table-row>
        <table:table-row table:style-name="ro1">
          <table:table-cell office:value-type="string">
            <text:p>Activities?countryCode=ETH</text:p>
          </table:table-cell>
          <table:table-cell/>
          <table:table-cell office:value-type="float" office:value="331">
            <text:p>331</text:p>
          </table:table-cell>
          <table:table-cell office:value-type="float" office:value="11">
            <text:p>11</text:p>
          </table:table-cell>
          <table:table-cell office:value-type="string">
            <text:p>2012-04-11T08:30:56.357Z</text:p>
          </table:table-cell>
          <table:table-cell office:value-type="string">
            <text:p>2012-03-22 00:00:00</text:p>
          </table:table-cell>
        </table:table-row>
        <table:table-row table:style-name="ro1">
          <table:table-cell office:value-type="string">
            <text:p>Activities?countryCode=NMB</text:p>
          </table:table-cell>
          <table:table-cell/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office:value-type="string">
            <text:p>2012-04-11T08:34:33.394Z</text:p>
          </table:table-cell>
          <table:table-cell office:value-type="string">
            <text:p>2012-03-09 00:00:00</text:p>
          </table:table-cell>
        </table:table-row>
        <table:table-row table:style-name="ro1">
          <table:table-cell office:value-type="string">
            <text:p>Activities?countryCode=ZAM</text:p>
          </table:table-cell>
          <table:table-cell/>
          <table:table-cell office:value-type="float" office:value="683">
            <text:p>683</text:p>
          </table:table-cell>
          <table:table-cell office:value-type="float" office:value="26">
            <text:p>26</text:p>
          </table:table-cell>
          <table:table-cell office:value-type="string">
            <text:p>2012-04-11T08:37:19.360Z</text:p>
          </table:table-cell>
          <table:table-cell office:value-type="string">
            <text:p>2012-04-03 00:00:00</text:p>
          </table:table-cell>
        </table:table-row>
        <table:table-row table:style-name="ro1">
          <table:table-cell office:value-type="string">
            <text:p>Activities?countryCode=HTI</text:p>
          </table:table-cell>
          <table:table-cell/>
          <table:table-cell office:value-type="float" office:value="263">
            <text:p>263</text:p>
          </table:table-cell>
          <table:table-cell office:value-type="float" office:value="9">
            <text:p>9</text:p>
          </table:table-cell>
          <table:table-cell office:value-type="string">
            <text:p>2012-04-11T08:31:51.303Z</text:p>
          </table:table-cell>
          <table:table-cell office:value-type="string">
            <text:p>2012-03-12 00:00:00</text:p>
          </table:table-cell>
        </table:table-row>
        <table:table-row table:style-name="ro1">
          <table:table-cell office:value-type="string">
            <text:p>Activities?countryCode=NGA</text:p>
          </table:table-cell>
          <table:table-cell/>
          <table:table-cell office:value-type="float" office:value="495">
            <text:p>495</text:p>
          </table:table-cell>
          <table:table-cell office:value-type="float" office:value="22">
            <text:p>22</text:p>
          </table:table-cell>
          <table:table-cell office:value-type="string">
            <text:p>2012-04-11T08:34:13.577Z</text:p>
          </table:table-cell>
          <table:table-cell office:value-type="string">
            <text:p>2012-01-18 00:00:00</text:p>
          </table:table-cell>
        </table:table-row>
        <table:table-row table:style-name="ro1">
          <table:table-cell office:value-type="string">
            <text:p>Activities?countryCode=COG</text:p>
          </table:table-cell>
          <table:table-cell/>
          <table:table-cell office:value-type="float" office:value="144">
            <text:p>144</text:p>
          </table:table-cell>
          <table:table-cell office:value-type="float" office:value="6">
            <text:p>6</text:p>
          </table:table-cell>
          <table:table-cell office:value-type="string">
            <text:p>2012-04-11T08:30:20.919Z</text:p>
          </table:table-cell>
          <table:table-cell office:value-type="string">
            <text:p>2012-02-01 00:00:00</text:p>
          </table:table-cell>
        </table:table-row>
        <table:table-row table:style-name="ro1">
          <table:table-cell office:value-type="string">
            <text:p>Activities?countryCode=CUB</text:p>
          </table:table-cell>
          <table:table-cell/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string">
            <text:p>2012-04-11T08:30:31.977Z</text:p>
          </table:table-cell>
          <table:table-cell office:value-type="string">
            <text:p>2012-02-20 00:00:00</text:p>
          </table:table-cell>
        </table:table-row>
        <table:table-row table:style-name="ro1">
          <table:table-cell office:value-type="string">
            <text:p>Activities?countryCode=PNG</text:p>
          </table:table-cell>
          <table:table-cell/>
          <table:table-cell office:value-type="float" office:value="191">
            <text:p>191</text:p>
          </table:table-cell>
          <table:table-cell office:value-type="float" office:value="6">
            <text:p>6</text:p>
          </table:table-cell>
          <table:table-cell office:value-type="string">
            <text:p>2012-04-11T08:34:54.608Z</text:p>
          </table:table-cell>
          <table:table-cell office:value-type="string">
            <text:p>2012-01-09 00:00:00</text:p>
          </table:table-cell>
        </table:table-row>
        <table:table-row table:style-name="ro1">
          <table:table-cell office:value-type="string">
            <text:p>Activities?countryCode=MEI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4-11T08:33:23.656Z</text:p>
          </table:table-cell>
          <table:table-cell office:value-type="string">
            <text:p>2011-10-24 00:00:00</text:p>
          </table:table-cell>
        </table:table-row>
        <table:table-row table:style-name="ro1">
          <table:table-cell office:value-type="string">
            <text:p>Activities?countryCode=STP</text:p>
          </table:table-cell>
          <table:table-cell/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 office:value-type="string">
            <text:p>2012-04-11T08:35:58.969Z</text:p>
          </table:table-cell>
          <table:table-cell office:value-type="string">
            <text:p>2012-02-20 00:00:00</text:p>
          </table:table-cell>
        </table:table-row>
        <table:table-row table:style-name="ro1">
          <table:table-cell office:value-type="string">
            <text:p>Activities?countryCode=MNT</text:p>
          </table:table-cell>
          <table:table-cell/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string">
            <text:p>2012-04-11T08:33:32.684Z</text:p>
          </table:table-cell>
          <table:table-cell office:value-type="string">
            <text:p>2012-02-24 00:00:00</text:p>
          </table:table-cell>
        </table:table-row>
        <table:table-row table:style-name="ro1">
          <table:table-cell office:value-type="string">
            <text:p>Activities?countryCode=ARM</text:p>
          </table:table-cell>
          <table:table-cell/>
          <table:table-cell office:value-type="float" office:value="186">
            <text:p>186</text:p>
          </table:table-cell>
          <table:table-cell office:value-type="float" office:value="7">
            <text:p>7</text:p>
          </table:table-cell>
          <table:table-cell office:value-type="string">
            <text:p>2012-04-11T08:28:46.847Z</text:p>
          </table:table-cell>
          <table:table-cell office:value-type="string">
            <text:p>2012-03-09 00:00:00</text:p>
          </table:table-cell>
        </table:table-row>
        <table:table-row table:style-name="ro1">
          <table:table-cell office:value-type="string">
            <text:p>Activities?countryCode=CAP</text:p>
          </table:table-cell>
          <table:table-cell/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2012-04-11T08:30:01.520Z</text:p>
          </table:table-cell>
          <table:table-cell office:value-type="string">
            <text:p>2012-03-14 00:00:00</text:p>
          </table:table-cell>
        </table:table-row>
        <table:table-row table:style-name="ro1">
          <table:table-cell office:value-type="string">
            <text:p>Activities?countryCode=BOT</text:p>
          </table:table-cell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2012-04-11T08:29:27.565Z</text:p>
          </table:table-cell>
          <table:table-cell office:value-type="string">
            <text:p>2011-08-19 00:00:00</text:p>
          </table:table-cell>
        </table:table-row>
        <table:table-row table:style-name="ro1">
          <table:table-cell office:value-type="string">
            <text:p>Activities?countryCode=PER</text:p>
          </table:table-cell>
          <table:table-cell/>
          <table:table-cell office:value-type="float" office:value="301">
            <text:p>301</text:p>
          </table:table-cell>
          <table:table-cell office:value-type="float" office:value="8">
            <text:p>8</text:p>
          </table:table-cell>
          <table:table-cell office:value-type="string">
            <text:p>2012-04-11T08:34:38.520Z</text:p>
          </table:table-cell>
          <table:table-cell office:value-type="string">
            <text:p>2012-02-20 00:00:00</text:p>
          </table:table-cell>
        </table:table-row>
        <table:table-row table:style-name="ro1">
          <table:table-cell office:value-type="string">
            <text:p>Activities?countryCode=GHN</text:p>
          </table:table-cell>
          <table:table-cell/>
          <table:table-cell office:value-type="float" office:value="421">
            <text:p>421</text:p>
          </table:table-cell>
          <table:table-cell office:value-type="float" office:value="13">
            <text:p>13</text:p>
          </table:table-cell>
          <table:table-cell office:value-type="string">
            <text:p>2012-04-11T08:31:13.241Z</text:p>
          </table:table-cell>
          <table:table-cell office:value-type="string">
            <text:p>2012-03-08 00:00:00</text:p>
          </table:table-cell>
        </table:table-row>
        <table:table-row table:style-name="ro1">
          <table:table-cell office:value-type="string">
            <text:p>Activities?countryCode=BUL</text:p>
          </table:table-cell>
          <table:table-cell/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string">
            <text:p>2012-04-11T08:29:39.780Z</text:p>
          </table:table-cell>
          <table:table-cell office:value-type="string">
            <text:p>2012-01-18 00:00:00</text:p>
          </table:table-cell>
        </table:table-row>
        <table:table-row table:style-name="ro1">
          <table:table-cell office:value-type="string">
            <text:p>Activities?countryCode=SLE</text:p>
          </table:table-cell>
          <table:table-cell/>
          <table:table-cell office:value-type="float" office:value="288">
            <text:p>288</text:p>
          </table:table-cell>
          <table:table-cell office:value-type="float" office:value="9">
            <text:p>9</text:p>
          </table:table-cell>
          <table:table-cell office:value-type="string">
            <text:p>2012-04-11T08:35:25.623Z</text:p>
          </table:table-cell>
          <table:table-cell office:value-type="string">
            <text:p>2012-04-03 00:00:00</text:p>
          </table:table-cell>
        </table:table-row>
        <table:table-row table:style-name="ro1">
          <table:table-cell office:value-type="string">
            <text:p>Activities?countryCode=MAF</text:p>
          </table:table-cell>
          <table:table-cell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2012-04-11T08:32:59.197Z</text:p>
          </table:table-cell>
          <table:table-cell office:value-type="string">
            <text:p>2010-11-05 00:00:00</text:p>
          </table:table-cell>
        </table:table-row>
        <table:table-row table:style-name="ro1">
          <table:table-cell office:value-type="string">
            <text:p>Activities?countryCode=MEX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2012-04-11T08:33:25.189Z</text:p>
          </table:table-cell>
          <table:table-cell office:value-type="string">
            <text:p>2011-10-12 00:00:00</text:p>
          </table:table-cell>
        </table:table-row>
        <table:table-row table:style-name="ro1">
          <table:table-cell office:value-type="string">
            <text:p>Activities?countryCode=MAC</text:p>
          </table:table-cell>
          <table:table-cell/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2012-04-11T08:32:55.292Z</text:p>
          </table:table-cell>
          <table:table-cell office:value-type="string">
            <text:p>2011-10-14 00:00:00</text:p>
          </table:table-cell>
        </table:table-row>
        <table:table-row table:style-name="ro1">
          <table:table-cell office:value-type="string">
            <text:p>Activities?countryCode=SYR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2012-04-11T08:36:14.202Z</text:p>
          </table:table-cell>
          <table:table-cell office:value-type="string">
            <text:p>2012-02-02 00:00:00</text:p>
          </table:table-cell>
        </table:table-row>
        <table:table-row table:style-name="ro1">
          <table:table-cell office:value-type="string">
            <text:p>Activities?countryCode=ZIM</text:p>
          </table:table-cell>
          <table:table-cell/>
          <table:table-cell office:value-type="float" office:value="432">
            <text:p>432</text:p>
          </table:table-cell>
          <table:table-cell office:value-type="float" office:value="15">
            <text:p>15</text:p>
          </table:table-cell>
          <table:table-cell office:value-type="string">
            <text:p>2012-04-11T08:37:38.680Z</text:p>
          </table:table-cell>
          <table:table-cell office:value-type="string">
            <text:p>2012-03-30 00:00:00</text:p>
          </table:table-cell>
        </table:table-row>
        <table:table-row table:style-name="ro1">
          <table:table-cell office:value-type="string">
            <text:p>Activities?countryCode=KGZ</text:p>
          </table:table-cell>
          <table:table-cell/>
          <table:table-cell office:value-type="float" office:value="275">
            <text:p>275</text:p>
          </table:table-cell>
          <table:table-cell office:value-type="float" office:value="10">
            <text:p>10</text:p>
          </table:table-cell>
          <table:table-cell office:value-type="string">
            <text:p>2012-04-11T08:32:30.771Z</text:p>
          </table:table-cell>
          <table:table-cell office:value-type="string">
            <text:p>2012-02-23 00:00:00</text:p>
          </table:table-cell>
        </table:table-row>
        <table:table-row table:style-name="ro1">
          <table:table-cell office:value-type="string">
            <text:p>Activities?countryCode=BLR</text:p>
          </table:table-cell>
          <table:table-cell/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string">
            <text:p>2012-04-11T08:29:18.008Z</text:p>
          </table:table-cell>
          <table:table-cell office:value-type="string">
            <text:p>2012-03-16 00:00:00</text:p>
          </table:table-cell>
        </table:table-row>
        <table:table-row table:style-name="ro1">
          <table:table-cell office:value-type="string">
            <text:p>Activities?countryCode=AGO</text:p>
          </table:table-cell>
          <table:table-cell/>
          <table:table-cell office:value-type="float" office:value="170">
            <text:p>170</text:p>
          </table:table-cell>
          <table:table-cell office:value-type="float" office:value="5">
            <text:p>5</text:p>
          </table:table-cell>
          <table:table-cell office:value-type="string">
            <text:p>2012-04-11T08:28:30.746Z</text:p>
          </table:table-cell>
          <table:table-cell office:value-type="string">
            <text:p>2012-03-11 00:00:00</text:p>
          </table:table-cell>
        </table:table-row>
        <table:table-row table:style-name="ro1">
          <table:table-cell office:value-type="string">
            <text:p>Activities?countryCode=MAE</text:p>
          </table:table-cell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2012-04-11T08:32:57.809Z</text:p>
          </table:table-cell>
          <table:table-cell office:value-type="string">
            <text:p>2011-11-21 00:00:00</text:p>
          </table:table-cell>
        </table:table-row>
        <table:table-row table:style-name="ro1">
          <table:table-cell office:value-type="string">
            <text:p>Activities?countryCode=GNB</text:p>
          </table:table-cell>
          <table:table-cell/>
          <table:table-cell office:value-type="float" office:value="231">
            <text:p>231</text:p>
          </table:table-cell>
          <table:table-cell office:value-type="float" office:value="11">
            <text:p>11</text:p>
          </table:table-cell>
          <table:table-cell office:value-type="string">
            <text:p>2012-04-11T08:31:30.421Z</text:p>
          </table:table-cell>
          <table:table-cell office:value-type="string">
            <text:p>2012-03-12 00:00:00</text:p>
          </table:table-cell>
        </table:table-row>
        <table:table-row table:style-name="ro1">
          <table:table-cell office:value-type="string">
            <text:p>Activities?countryCode=KEN</text:p>
          </table:table-cell>
          <table:table-cell/>
          <table:table-cell office:value-type="float" office:value="290">
            <text:p>290</text:p>
          </table:table-cell>
          <table:table-cell office:value-type="float" office:value="16">
            <text:p>16</text:p>
          </table:table-cell>
          <table:table-cell office:value-type="string">
            <text:p>2012-04-11T08:32:24.947Z</text:p>
          </table:table-cell>
          <table:table-cell office:value-type="string">
            <text:p>2012-03-09 00:00:00</text:p>
          </table:table-cell>
        </table:table-row>
        <table:table-row table:style-name="ro1">
          <table:table-cell office:value-type="string">
            <text:p>Activities?countryCode=ZAR</text:p>
          </table:table-cell>
          <table:table-cell/>
          <table:table-cell office:value-type="float" office:value="350">
            <text:p>350</text:p>
          </table:table-cell>
          <table:table-cell office:value-type="float" office:value="13">
            <text:p>13</text:p>
          </table:table-cell>
          <table:table-cell office:value-type="string">
            <text:p>2012-04-11T08:37:33.000Z</text:p>
          </table:table-cell>
          <table:table-cell office:value-type="string">
            <text:p>2012-02-27 00:00:00</text:p>
          </table:table-cell>
        </table:table-row>
        <table:table-row table:style-name="ro1">
          <table:table-cell office:value-type="string">
            <text:p>Activities?countryCode=SNG</text:p>
          </table:table-cell>
          <table:table-cell/>
          <table:table-cell office:value-type="float" office:value="389">
            <text:p>389</text:p>
          </table:table-cell>
          <table:table-cell office:value-type="float" office:value="12">
            <text:p>12</text:p>
          </table:table-cell>
          <table:table-cell office:value-type="string">
            <text:p>2012-04-11T08:35:35.104Z</text:p>
          </table:table-cell>
          <table:table-cell office:value-type="string">
            <text:p>2012-04-03 00:00:00</text:p>
          </table:table-cell>
        </table:table-row>
        <table:table-row table:style-name="ro1">
          <table:table-cell office:value-type="string">
            <text:p>Activities?countryCode=SRB</text:p>
          </table:table-cell>
          <table:table-cell/>
          <table:table-cell office:value-type="float" office:value="252">
            <text:p>252</text:p>
          </table:table-cell>
          <table:table-cell office:value-type="float" office:value="7">
            <text:p>7</text:p>
          </table:table-cell>
          <table:table-cell office:value-type="string">
            <text:p>2012-04-11T08:35:45.412Z</text:p>
          </table:table-cell>
          <table:table-cell office:value-type="string">
            <text:p>2012-03-30 00:00:00</text:p>
          </table:table-cell>
        </table:table-row>
        <table:table-row table:style-name="ro1">
          <table:table-cell office:value-type="string">
            <text:p>Activities?countryCode=GMB</text:p>
          </table:table-cell>
          <table:table-cell/>
          <table:table-cell office:value-type="float" office:value="298">
            <text:p>298</text:p>
          </table:table-cell>
          <table:table-cell office:value-type="float" office:value="10">
            <text:p>10</text:p>
          </table:table-cell>
          <table:table-cell office:value-type="string">
            <text:p>2012-04-11T08:31:24.768Z</text:p>
          </table:table-cell>
          <table:table-cell office:value-type="string">
            <text:p>2012-03-07 00:00:00</text:p>
          </table:table-cell>
        </table:table-row>
        <table:table-row table:style-name="ro1">
          <table:table-cell office:value-type="string">
            <text:p>Activities?countryCode=BOL</text:p>
          </table:table-cell>
          <table:table-cell/>
          <table:table-cell office:value-type="float" office:value="458">
            <text:p>458</text:p>
          </table:table-cell>
          <table:table-cell office:value-type="float" office:value="10">
            <text:p>10</text:p>
          </table:table-cell>
          <table:table-cell office:value-type="string">
            <text:p>2012-04-11T08:29:20.755Z</text:p>
          </table:table-cell>
          <table:table-cell office:value-type="string">
            <text:p>2012-01-30 00:00:00</text:p>
          </table:table-cell>
        </table:table-row>
        <table:table-row table:style-name="ro1">
          <table:table-cell office:value-type="string">
            <text:p>Activities?countryCode=SOM</text:p>
          </table:table-cell>
          <table:table-cell/>
          <table:table-cell office:value-type="float" office:value="172">
            <text:p>172</text:p>
          </table:table-cell>
          <table:table-cell office:value-type="float" office:value="8">
            <text:p>8</text:p>
          </table:table-cell>
          <table:table-cell office:value-type="string">
            <text:p>2012-04-11T08:35:41.871Z</text:p>
          </table:table-cell>
          <table:table-cell office:value-type="string">
            <text:p>2012-04-03 00:00:00</text:p>
          </table:table-cell>
        </table:table-row>
        <table:table-row table:style-name="ro1">
          <table:table-cell office:value-type="string">
            <text:p>Activities?countryCode=BEN</text:p>
          </table:table-cell>
          <table:table-cell/>
          <table:table-cell office:value-type="float" office:value="434">
            <text:p>434</text:p>
          </table:table-cell>
          <table:table-cell office:value-type="float" office:value="11">
            <text:p>11</text:p>
          </table:table-cell>
          <table:table-cell office:value-type="string">
            <text:p>2012-04-11T08:29:05.980Z</text:p>
          </table:table-cell>
          <table:table-cell office:value-type="string">
            <text:p>2012-02-17 00:00:00</text:p>
          </table:table-cell>
        </table:table-row>
        <table:table-row table:style-name="ro1">
          <table:table-cell office:value-type="string">
            <text:p>Activities?countryCode=ROM</text:p>
          </table:table-cell>
          <table:table-cell/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office:value-type="string">
            <text:p>2012-04-11T08:35:08.364Z</text:p>
          </table:table-cell>
          <table:table-cell office:value-type="string">
            <text:p>2012-03-27 00:00:00</text:p>
          </table:table-cell>
        </table:table-row>
        <table:table-row table:style-name="ro1">
          <table:table-cell office:value-type="string">
            <text:p>Activities?countryCode=COL</text:p>
          </table:table-cell>
          <table:table-cell/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office:value-type="string">
            <text:p>2012-04-11T08:30:24.667Z</text:p>
          </table:table-cell>
          <table:table-cell office:value-type="string">
            <text:p>2012-02-20 00:00:00</text:p>
          </table:table-cell>
        </table:table-row>
        <table:table-row table:style-name="ro1">
          <table:table-cell office:value-type="string">
            <text:p>Activities?countryCode=KOS</text:p>
          </table:table-cell>
          <table:table-cell/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string">
            <text:p>2012-04-11T08:32:35.865Z</text:p>
          </table:table-cell>
          <table:table-cell office:value-type="string">
            <text:p>2012-03-30 00:00:00</text:p>
          </table:table-cell>
        </table:table-row>
        <table:table-row table:style-name="ro1">
          <table:table-cell office:value-type="string">
            <text:p>Activities?countryCode=UZB</text:p>
          </table:table-cell>
          <table:table-cell/>
          <table:table-cell office:value-type="float" office:value="167">
            <text:p>167</text:p>
          </table:table-cell>
          <table:table-cell office:value-type="float" office:value="7">
            <text:p>7</text:p>
          </table:table-cell>
          <table:table-cell office:value-type="string">
            <text:p>2012-04-11T08:37:05.849Z</text:p>
          </table:table-cell>
          <table:table-cell office:value-type="string">
            <text:p>2012-03-30 00:00:00</text:p>
          </table:table-cell>
        </table:table-row>
        <table:table-row table:style-name="ro1">
          <table:table-cell office:value-type="string">
            <text:p>Activities?countryCode=MOR</text:p>
          </table:table-cell>
          <table:table-cell/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string">
            <text:p>2012-04-11T08:33:43.979Z</text:p>
          </table:table-cell>
          <table:table-cell office:value-type="string">
            <text:p>2012-03-20 00:00:00</text:p>
          </table:table-cell>
        </table:table-row>
        <table:table-row table:style-name="ro1">
          <table:table-cell office:value-type="string">
            <text:p>Activities?countryCode=SAF</text:p>
          </table:table-cell>
          <table:table-cell/>
          <table:table-cell office:value-type="float" office:value="281">
            <text:p>281</text:p>
          </table:table-cell>
          <table:table-cell office:value-type="float" office:value="11">
            <text:p>11</text:p>
          </table:table-cell>
          <table:table-cell office:value-type="string">
            <text:p>2012-04-11T08:35:21.312Z</text:p>
          </table:table-cell>
          <table:table-cell office:value-type="string">
            <text:p>2012-04-03 00:00:00</text:p>
          </table:table-cell>
        </table:table-row>
        <table:table-row table:style-name="ro1">
          <table:table-cell office:value-type="string">
            <text:p>Activities?countryCode=AFG</text:p>
          </table:table-cell>
          <table:table-cell/>
          <table:table-cell office:value-type="float" office:value="207">
            <text:p>207</text:p>
          </table:table-cell>
          <table:table-cell office:value-type="float" office:value="11">
            <text:p>11</text:p>
          </table:table-cell>
          <table:table-cell office:value-type="string">
            <text:p>2012-04-11T08:28:25.436Z</text:p>
          </table:table-cell>
          <table:table-cell office:value-type="string">
            <text:p>2012-03-20 00:00:00</text:p>
          </table:table-cell>
        </table:table-row>
        <table:table-row table:style-name="ro1">
          <table:table-cell office:value-type="string">
            <text:p>Activities?countryCode=PRK</text:p>
          </table:table-cell>
          <table:table-cell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string">
            <text:p>2012-04-11T08:34:58.981Z</text:p>
          </table:table-cell>
          <table:table-cell office:value-type="string">
            <text:p>2012-03-29 00:00:00</text:p>
          </table:table-cell>
        </table:table-row>
        <table:table-row table:style-name="ro1">
          <table:table-cell office:value-type="string">
            <text:p>Activities?countryCode=MON</text:p>
          </table:table-cell>
          <table:table-cell/>
          <table:table-cell office:value-type="float" office:value="221">
            <text:p>221</text:p>
          </table:table-cell>
          <table:table-cell office:value-type="float" office:value="9">
            <text:p>9</text:p>
          </table:table-cell>
          <table:table-cell office:value-type="string">
            <text:p>2012-04-11T08:33:39.696Z</text:p>
          </table:table-cell>
          <table:table-cell office:value-type="string">
            <text:p>2011-10-21 00:00:00</text:p>
          </table:table-cell>
        </table:table-row>
        <table:table-row table:style-name="ro1">
          <table:table-cell office:value-type="string">
            <text:p>Activities?countryCode=TCD</text:p>
          </table:table-cell>
          <table:table-cell/>
          <table:table-cell office:value-type="float" office:value="208">
            <text:p>208</text:p>
          </table:table-cell>
          <table:table-cell office:value-type="float" office:value="8">
            <text:p>8</text:p>
          </table:table-cell>
          <table:table-cell office:value-type="string">
            <text:p>2012-04-11T08:36:23.710Z</text:p>
          </table:table-cell>
          <table:table-cell office:value-type="string">
            <text:p>2012-02-01 00:00:00</text:p>
          </table:table-cell>
        </table:table-row>
        <table:table-row table:style-name="ro1">
          <table:table-cell office:value-type="string">
            <text:p>Activities?countryCode=JAM</text:p>
          </table:table-cell>
          <table:table-cell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2012-04-11T08:32:17.074Z</text:p>
          </table:table-cell>
          <table:table-cell office:value-type="string">
            <text:p>2012-02-08 00:00:00</text:p>
          </table:table-cell>
        </table:table-row>
        <table:table-row table:style-name="ro1">
          <table:table-cell office:value-type="string">
            <text:p>Activities?countryCode=MWP</text:p>
          </table:table-cell>
          <table:table-cell/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string">
            <text:p>2012-04-11T08:33:58.501Z</text:p>
          </table:table-cell>
          <table:table-cell office:value-type="string">
            <text:p>2012-02-23 00:00:00</text:p>
          </table:table-cell>
        </table:table-row>
        <table:table-row table:style-name="ro1">
          <table:table-cell office:value-type="string">
            <text:p>Activities?countryCode=ECU</text:p>
          </table:table-cell>
          <table:table-cell/>
          <table:table-cell office:value-type="float" office:value="229">
            <text:p>229</text:p>
          </table:table-cell>
          <table:table-cell office:value-type="float" office:value="9">
            <text:p>9</text:p>
          </table:table-cell>
          <table:table-cell office:value-type="string">
            <text:p>2012-04-11T08:30:42.519Z</text:p>
          </table:table-cell>
          <table:table-cell office:value-type="string">
            <text:p>2012-03-23 00:00:00</text:p>
          </table:table-cell>
        </table:table-row>
        <table:table-row table:style-name="ro1">
          <table:table-cell office:value-type="string">
            <text:p>Activities?countryCode=MAN</text:p>
          </table:table-cell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012-04-11T08:33:06.415Z</text:p>
          </table:table-cell>
          <table:table-cell office:value-type="string">
            <text:p>2010-09-01 00:00:00</text:p>
          </table:table-cell>
        </table:table-row>
        <table:table-row table:style-name="ro1">
          <table:table-cell office:value-type="string">
            <text:p>Activities?countryCode=FJI</text:p>
          </table:table-cell>
          <table:table-cell/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012-04-11T08:31:02.199Z</text:p>
          </table:table-cell>
          <table:table-cell office:value-type="string">
            <text:p>2012-01-10 00:00:00</text:p>
          </table:table-cell>
        </table:table-row>
        <table:table-row table:style-name="ro1">
          <table:table-cell office:value-type="string">
            <text:p>Activities?countryCode=MDV</text:p>
          </table:table-cell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012-04-11T08:33:20.735Z</text:p>
          </table:table-cell>
          <table:table-cell office:value-type="string">
            <text:p>2012-02-22 00:00:00</text:p>
          </table:table-cell>
        </table:table-row>
        <table:table-row table:style-name="ro1">
          <table:table-cell office:value-type="string">
            <text:p>Activities?countryCode=MOL</text:p>
          </table:table-cell>
          <table:table-cell/>
          <table:table-cell office:value-type="float" office:value="266">
            <text:p>266</text:p>
          </table:table-cell>
          <table:table-cell office:value-type="float" office:value="9">
            <text:p>9</text:p>
          </table:table-cell>
          <table:table-cell office:value-type="string">
            <text:p>2012-04-11T08:33:35.248Z</text:p>
          </table:table-cell>
          <table:table-cell office:value-type="string">
            <text:p>2012-03-30 00:00:00</text:p>
          </table:table-cell>
        </table:table-row>
        <table:table-row table:style-name="ro1">
          <table:table-cell office:value-type="string">
            <text:p>Activities?countryCode=GNQ</text:p>
          </table:table-cell>
          <table:table-cell/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2012-04-11T08:31:35.716Z</text:p>
          </table:table-cell>
          <table:table-cell office:value-type="string">
            <text:p>2011-11-02 00:00:00</text:p>
          </table:table-cell>
        </table:table-row>
        <table:table-row table:style-name="ro1">
          <table:table-cell office:value-type="string">
            <text:p>Activities?countryCode=COR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2012-04-11T08:30:30.196Z</text:p>
          </table:table-cell>
          <table:table-cell office:value-type="string">
            <text:p>2011-08-09 00:00:00</text:p>
          </table:table-cell>
        </table:table-row>
        <table:table-row table:style-name="ro1">
          <table:table-cell office:value-type="string">
            <text:p>Activities?countryCode=THA</text:p>
          </table:table-cell>
          <table:table-cell/>
          <table:table-cell office:value-type="float" office:value="636">
            <text:p>636</text:p>
          </table:table-cell>
          <table:table-cell office:value-type="float" office:value="19">
            <text:p>19</text:p>
          </table:table-cell>
          <table:table-cell office:value-type="string">
            <text:p>2012-04-11T08:36:32.456Z</text:p>
          </table:table-cell>
          <table:table-cell office:value-type="string">
            <text:p>2012-02-28 00:00:00</text:p>
          </table:table-cell>
        </table:table-row>
        <table:table-row table:style-name="ro1">
          <table:table-cell office:value-type="string">
            <text:p>Activities?countryCode=GEO</text:p>
          </table:table-cell>
          <table:table-cell/>
          <table:table-cell office:value-type="float" office:value="326">
            <text:p>326</text:p>
          </table:table-cell>
          <table:table-cell office:value-type="float" office:value="12">
            <text:p>12</text:p>
          </table:table-cell>
          <table:table-cell office:value-type="string">
            <text:p>2012-04-11T08:31:07.025Z</text:p>
          </table:table-cell>
          <table:table-cell office:value-type="string">
            <text:p>2012-01-27 00:00:00</text:p>
          </table:table-cell>
        </table:table-row>
        <table:table-row table:style-name="ro1">
          <table:table-cell office:value-type="string">
            <text:p>Activities?countryCode=CMR</text:p>
          </table:table-cell>
          <table:table-cell/>
          <table:table-cell office:value-type="float" office:value="199">
            <text:p>199</text:p>
          </table:table-cell>
          <table:table-cell office:value-type="float" office:value="9">
            <text:p>9</text:p>
          </table:table-cell>
          <table:table-cell office:value-type="string">
            <text:p>2012-04-11T08:30:17.577Z</text:p>
          </table:table-cell>
          <table:table-cell office:value-type="string">
            <text:p>2011-08-26 00:00:00</text:p>
          </table:table-cell>
        </table:table-row>
        <table:table-row table:style-name="ro1">
          <table:table-cell office:value-type="string">
            <text:p>Activities?countryCode=IND</text:p>
          </table:table-cell>
          <table:table-cell/>
          <table:table-cell office:value-type="float" office:value="471">
            <text:p>471</text:p>
          </table:table-cell>
          <table:table-cell office:value-type="float" office:value="19">
            <text:p>19</text:p>
          </table:table-cell>
          <table:table-cell office:value-type="string">
            <text:p>2012-04-11T08:32:04.361Z</text:p>
          </table:table-cell>
          <table:table-cell office:value-type="string">
            <text:p>2012-02-23 00:00:00</text:p>
          </table:table-cell>
        </table:table-row>
        <table:table-row table:style-name="ro1">
          <table:table-cell office:value-type="string">
            <text:p>Activities?countryCode=MSA</text:p>
          </table:table-cell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2012-04-11T08:33:54.378Z</text:p>
          </table:table-cell>
          <table:table-cell office:value-type="string">
            <text:p>2011-11-16 00:00:00</text:p>
          </table:table-cell>
        </table:table-row>
        <table:table-row table:style-name="ro1">
          <table:table-cell office:value-type="string">
            <text:p>Activities?countryCode=DJB</text:p>
          </table:table-cell>
          <table:table-cell/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string">
            <text:p>2012-04-11T08:30:34.694Z</text:p>
          </table:table-cell>
          <table:table-cell office:value-type="string">
            <text:p>2012-01-20 00:00:00</text:p>
          </table:table-cell>
        </table:table-row>
        <table:table-row table:style-name="ro1">
          <table:table-cell office:value-type="string">
            <text:p>Activities?countryCode=LAO</text:p>
          </table:table-cell>
          <table:table-cell/>
          <table:table-cell office:value-type="float" office:value="383">
            <text:p>383</text:p>
          </table:table-cell>
          <table:table-cell office:value-type="float" office:value="13">
            <text:p>13</text:p>
          </table:table-cell>
          <table:table-cell office:value-type="string">
            <text:p>2012-04-11T08:32:38.612Z</text:p>
          </table:table-cell>
          <table:table-cell office:value-type="string">
            <text:p>2012-03-26 00:00:00</text:p>
          </table:table-cell>
        </table:table-row>
        <table:table-row table:style-name="ro1">
          <table:table-cell office:value-type="string">
            <text:p>Activities?countryCode=IDA</text:p>
          </table:table-cell>
          <table:table-cell/>
          <table:table-cell office:value-type="float" office:value="525">
            <text:p>525</text:p>
          </table:table-cell>
          <table:table-cell office:value-type="float" office:value="22">
            <text:p>22</text:p>
          </table:table-cell>
          <table:table-cell office:value-type="string">
            <text:p>2012-04-11T08:31:56.614Z</text:p>
          </table:table-cell>
          <table:table-cell office:value-type="string">
            <text:p>2012-03-19 00:00:00</text:p>
          </table:table-cell>
        </table:table-row>
        <table:table-row table:style-name="ro1">
          <table:table-cell office:value-type="string">
            <text:p>Activities?countryCode=AZE</text:p>
          </table:table-cell>
          <table:table-cell/>
          <table:table-cell office:value-type="float" office:value="229">
            <text:p>229</text:p>
          </table:table-cell>
          <table:table-cell office:value-type="float" office:value="6">
            <text:p>6</text:p>
          </table:table-cell>
          <table:table-cell office:value-type="string">
            <text:p>2012-04-11T08:28:50.707Z</text:p>
          </table:table-cell>
          <table:table-cell office:value-type="string">
            <text:p>2012-02-17 00:00:00</text:p>
          </table:table-cell>
        </table:table-row>
        <table:table-row table:style-name="ro1">
          <table:table-cell office:value-type="string">
            <text:p>Activities?countryCode=MAM</text:p>
          </table:table-cell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2012-04-11T08:33:04.554Z</text:p>
          </table:table-cell>
          <table:table-cell office:value-type="string">
            <text:p>2012-03-07 00:00:00</text:p>
          </table:table-cell>
        </table:table-row>
        <table:table-row table:style-name="ro1">
          <table:table-cell office:value-type="string">
            <text:p>Activities?countryCode=CAM</text:p>
          </table:table-cell>
          <table:table-cell/>
          <table:table-cell office:value-type="float" office:value="576">
            <text:p>576</text:p>
          </table:table-cell>
          <table:table-cell office:value-type="float" office:value="16">
            <text:p>16</text:p>
          </table:table-cell>
          <table:table-cell office:value-type="string">
            <text:p>2012-04-11T08:29:53.992Z</text:p>
          </table:table-cell>
          <table:table-cell office:value-type="string">
            <text:p>2012-02-27 00:00:00</text:p>
          </table:table-cell>
        </table:table-row>
        <table:table-row table:style-name="ro1">
          <table:table-cell office:value-type="string">
            <text:p>Activities?countryCode=MAR</text:p>
          </table:table-cell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string">
            <text:p>2012-04-11T08:33:07.631Z</text:p>
          </table:table-cell>
          <table:table-cell office:value-type="string">
            <text:p>2012-02-13 00:00:00</text:p>
          </table:table-cell>
        </table:table-row>
        <table:table-row table:style-name="ro1">
          <table:table-cell office:value-type="string">
            <text:p>Activities?countryCode=BEL</text:p>
          </table:table-cell>
          <table:table-cell/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string">
            <text:p>2012-04-11T08:29:03.561Z</text:p>
          </table:table-cell>
          <table:table-cell office:value-type="string">
            <text:p>2012-03-28 00:00:00</text:p>
          </table:table-cell>
        </table:table-row>
        <table:table-row table:style-name="ro1">
          <table:table-cell office:value-type="string">
            <text:p>Activities?countryCode=YEM</text:p>
          </table:table-cell>
          <table:table-cell/>
          <table:table-cell office:value-type="float" office:value="242">
            <text:p>242</text:p>
          </table:table-cell>
          <table:table-cell office:value-type="float" office:value="7">
            <text:p>7</text:p>
          </table:table-cell>
          <table:table-cell office:value-type="string">
            <text:p>2012-04-11T08:37:15.694Z</text:p>
          </table:table-cell>
          <table:table-cell office:value-type="string">
            <text:p>2012-01-17 00:00:00</text:p>
          </table:table-cell>
        </table:table-row>
        <table:table-row table:style-name="ro1">
          <table:table-cell office:value-type="string">
            <text:p>Activities?countryCode=ERT</text:p>
          </table:table-cell>
          <table:table-cell/>
          <table:table-cell office:value-type="float" office:value="282">
            <text:p>282</text:p>
          </table:table-cell>
          <table:table-cell office:value-type="float" office:value="9">
            <text:p>9</text:p>
          </table:table-cell>
          <table:table-cell office:value-type="string">
            <text:p>2012-04-11T08:30:50.032Z</text:p>
          </table:table-cell>
          <table:table-cell office:value-type="string">
            <text:p>2012-03-26 00:00:00</text:p>
          </table:table-cell>
        </table:table-row>
        <table:table-row table:style-name="ro1">
          <table:table-cell office:value-type="string">
            <text:p>Activities?countryCode=GAB</text:p>
          </table:table-cell>
          <table:table-cell/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2012-04-11T08:31:03.901Z</text:p>
          </table:table-cell>
          <table:table-cell office:value-type="string">
            <text:p>2012-03-26 00:00:00</text:p>
          </table:table-cell>
        </table:table-row>
        <table:table-row table:style-name="ro1">
          <table:table-cell office:value-type="string">
            <text:p>Activities?countryCode=SRL</text:p>
          </table:table-cell>
          <table:table-cell/>
          <table:table-cell office:value-type="float" office:value="293">
            <text:p>293</text:p>
          </table:table-cell>
          <table:table-cell office:value-type="float" office:value="15">
            <text:p>15</text:p>
          </table:table-cell>
          <table:table-cell office:value-type="string">
            <text:p>2012-04-11T08:35:49.758Z</text:p>
          </table:table-cell>
          <table:table-cell office:value-type="string">
            <text:p>2012-01-09 00:00:00</text:p>
          </table:table-cell>
        </table:table-row>
        <table:table-row table:style-name="ro1">
          <table:table-cell office:value-type="string">
            <text:p>Activities?countryCode=HND</text:p>
          </table:table-cell>
          <table:table-cell/>
          <table:table-cell office:value-type="float" office:value="280">
            <text:p>280</text:p>
          </table:table-cell>
          <table:table-cell office:value-type="float" office:value="7">
            <text:p>7</text:p>
          </table:table-cell>
          <table:table-cell office:value-type="string">
            <text:p>2012-04-11T08:31:45.774Z</text:p>
          </table:table-cell>
          <table:table-cell office:value-type="string">
            <text:p>2012-02-20 00:00:00</text:p>
          </table:table-cell>
        </table:table-row>
        <table:table-row table:style-name="ro1">
          <table:table-cell office:value-type="string">
            <text:p>Activities?countryCode=RUS</text:p>
          </table:table-cell>
          <table:table-cell/>
          <table:table-cell office:value-type="float" office:value="157">
            <text:p>157</text:p>
          </table:table-cell>
          <table:table-cell office:value-type="float" office:value="5">
            <text:p>5</text:p>
          </table:table-cell>
          <table:table-cell office:value-type="string">
            <text:p>2012-04-11T08:35:11.426Z</text:p>
          </table:table-cell>
          <table:table-cell office:value-type="string">
            <text:p>2012-01-10 00:00:00</text:p>
          </table:table-cell>
        </table:table-row>
        <table:table-row table:style-name="ro1">
          <table:table-cell office:value-type="string">
            <text:p>Activities?countryCode=CHL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2012-04-11T08:30:03.879Z</text:p>
          </table:table-cell>
          <table:table-cell office:value-type="string">
            <text:p>2010-04-23 00:00:00</text:p>
          </table:table-cell>
        </table:table-row>
        <table:table-row table:style-name="ro1">
          <table:table-cell office:value-type="string">
            <text:p>Activities?countryCode=LBR</text:p>
          </table:table-cell>
          <table:table-cell/>
          <table:table-cell office:value-type="float" office:value="248">
            <text:p>248</text:p>
          </table:table-cell>
          <table:table-cell office:value-type="float" office:value="10">
            <text:p>10</text:p>
          </table:table-cell>
          <table:table-cell office:value-type="string">
            <text:p>2012-04-11T08:32:44.486Z</text:p>
          </table:table-cell>
          <table:table-cell office:value-type="string">
            <text:p>2012-04-01 00:00:00</text:p>
          </table:table-cell>
        </table:table-row>
        <table:table-row table:style-name="ro1">
          <table:table-cell office:value-type="string">
            <text:p>Activities?countryCode=TKM</text:p>
          </table:table-cell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012-04-11T08:36:41.114Z</text:p>
          </table:table-cell>
          <table:table-cell office:value-type="string">
            <text:p>2012-03-30 00:00:00</text:p>
          </table:table-cell>
        </table:table-row>
        <table:table-row table:style-name="ro1">
          <table:table-cell office:value-type="string">
            <text:p>Activities?countryCode=MAS</text:p>
          </table:table-cell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012-04-11T08:33:09.976Z</text:p>
          </table:table-cell>
          <table:table-cell office:value-type="string">
            <text:p>2011-07-01 00:00:00</text:p>
          </table:table-cell>
        </table:table-row>
        <table:table-row table:style-name="ro1">
          <table:table-cell office:value-type="string">
            <text:p>Activities?countryCode=RWN</text:p>
          </table:table-cell>
          <table:table-cell/>
          <table:table-cell office:value-type="float" office:value="446">
            <text:p>446</text:p>
          </table:table-cell>
          <table:table-cell office:value-type="float" office:value="13">
            <text:p>13</text:p>
          </table:table-cell>
          <table:table-cell office:value-type="string">
            <text:p>2012-04-11T08:35:14.581Z</text:p>
          </table:table-cell>
          <table:table-cell office:value-type="string">
            <text:p>2012-02-09 00:00:00</text:p>
          </table:table-cell>
        </table:table-row>
        <table:table-row table:style-name="ro1">
          <table:table-cell office:value-type="string">
            <text:p>Activities?countryCode=UGD</text:p>
          </table:table-cell>
          <table:table-cell/>
          <table:table-cell office:value-type="float" office:value="178">
            <text:p>178</text:p>
          </table:table-cell>
          <table:table-cell office:value-type="float" office:value="12">
            <text:p>12</text:p>
          </table:table-cell>
          <table:table-cell office:value-type="string">
            <text:p>2012-04-11T08:36:57.556Z</text:p>
          </table:table-cell>
          <table:table-cell office:value-type="string">
            <text:p>2012-03-28 00:00:00</text:p>
          </table:table-cell>
        </table:table-row>
        <table:table-row table:style-name="ro1">
          <table:table-cell office:value-type="string">
            <text:p>Activities?countryCode=COM</text:p>
          </table:table-cell>
          <table:table-cell/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string">
            <text:p>2012-04-11T08:30:27.244Z</text:p>
          </table:table-cell>
          <table:table-cell office:value-type="string">
            <text:p>2012-03-19 00:00:00</text:p>
          </table:table-cell>
        </table:table-row>
        <table:table-row table:style-name="ro1">
          <table:table-cell office:value-type="string">
            <text:p>Activities?countryCode=NIC</text:p>
          </table:table-cell>
          <table:table-cell/>
          <table:table-cell office:value-type="float" office:value="289">
            <text:p>289</text:p>
          </table:table-cell>
          <table:table-cell office:value-type="float" office:value="7">
            <text:p>7</text:p>
          </table:table-cell>
          <table:table-cell office:value-type="string">
            <text:p>2012-04-11T08:34:28.961Z</text:p>
          </table:table-cell>
          <table:table-cell office:value-type="string">
            <text:p>2012-03-06 00:00:00</text:p>
          </table:table-cell>
        </table:table-row>
        <table:table-row table:style-name="ro1">
          <table:table-cell office:value-type="string">
            <text:p>Activities?countryCode=VTN</text:p>
          </table:table-cell>
          <table:table-cell/>
          <table:table-cell office:value-type="float" office:value="216">
            <text:p>216</text:p>
          </table:table-cell>
          <table:table-cell office:value-type="float" office:value="10">
            <text:p>10</text:p>
          </table:table-cell>
          <table:table-cell office:value-type="string">
            <text:p>2012-04-11T08:37:09.572Z</text:p>
          </table:table-cell>
          <table:table-cell office:value-type="string">
            <text:p>2012-03-29 00:00:00</text:p>
          </table:table-cell>
        </table:table-row>
        <table:table-row table:style-name="ro1">
          <table:table-cell office:value-type="string">
            <text:p>Activities?countryCode=GYA</text:p>
          </table:table-cell>
          <table:table-cell/>
          <table:table-cell office:value-type="float" office:value="242">
            <text:p>242</text:p>
          </table:table-cell>
          <table:table-cell office:value-type="float" office:value="7">
            <text:p>7</text:p>
          </table:table-cell>
          <table:table-cell office:value-type="string">
            <text:p>2012-04-11T08:31:41.558Z</text:p>
          </table:table-cell>
          <table:table-cell office:value-type="string">
            <text:p>2012-04-03 00:00:00</text:p>
          </table:table-cell>
        </table:table-row>
        <table:table-row table:style-name="ro1">
          <table:table-cell office:value-type="string">
            <text:p>Activities?countryCode=WRL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2012-04-11T08:37:14.190Z</text:p>
          </table:table-cell>
          <table:table-cell office:value-type="string">
            <text:p>2010-04-28 00:00:00</text:p>
          </table:table-cell>
        </table:table-row>
        <table:table-row table:style-name="ro1">
          <table:table-cell office:value-type="string">
            <text:p>Activities?countryCode=KAZ</text:p>
          </table:table-cell>
          <table:table-cell/>
          <table:table-cell office:value-type="float" office:value="132">
            <text:p>132</text:p>
          </table:table-cell>
          <table:table-cell office:value-type="float" office:value="5">
            <text:p>5</text:p>
          </table:table-cell>
          <table:table-cell office:value-type="string">
            <text:p>2012-04-11T08:32:21.886Z</text:p>
          </table:table-cell>
          <table:table-cell office:value-type="string">
            <text:p>2012-03-09 00:00:00</text:p>
          </table:table-cell>
        </table:table-row>
        <table:table-row table:style-name="ro1">
          <table:table-cell office:value-type="string">
            <text:p>Activities?countryCode=SUR</text:p>
          </table:table-cell>
          <table:table-cell/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string">
            <text:p>2012-04-11T08:36:06.826Z</text:p>
          </table:table-cell>
          <table:table-cell office:value-type="string">
            <text:p>2012-03-13 00:00:00</text:p>
          </table:table-cell>
        </table:table-row>
        <table:table-row table:style-name="ro1">
          <table:table-cell office:value-type="string">
            <text:p>Activities?countryCode=SLV</text:p>
          </table:table-cell>
          <table:table-cell/>
          <table:table-cell office:value-type="float" office:value="285">
            <text:p>285</text:p>
          </table:table-cell>
          <table:table-cell office:value-type="float" office:value="10">
            <text:p>10</text:p>
          </table:table-cell>
          <table:table-cell office:value-type="string">
            <text:p>2012-04-11T08:35:30.563Z</text:p>
          </table:table-cell>
          <table:table-cell office:value-type="string">
            <text:p>2011-12-21 00:00:00</text:p>
          </table:table-cell>
        </table:table-row>
        <table:table-row table:style-name="ro1">
          <table:table-cell office:value-type="string">
            <text:p>Activities?countryCode=MYS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4-11T08:34:06.220Z</text:p>
          </table:table-cell>
          <table:table-cell office:value-type="string">
            <text:p>2011-08-09 00:00:00</text:p>
          </table:table-cell>
        </table:table-row>
        <table:table-row table:style-name="ro1">
          <table:table-cell office:value-type="string">
            <text:p>Activities?countryCode=PRY</text:p>
          </table:table-cell>
          <table:table-cell/>
          <table:table-cell office:value-type="float" office:value="243">
            <text:p>243</text:p>
          </table:table-cell>
          <table:table-cell office:value-type="float" office:value="6">
            <text:p>6</text:p>
          </table:table-cell>
          <table:table-cell office:value-type="string">
            <text:p>2012-04-11T08:35:01.261Z</text:p>
          </table:table-cell>
          <table:table-cell office:value-type="string">
            <text:p>2012-03-09 00:00:00</text:p>
          </table:table-cell>
        </table:table-row>
        <table:table-row table:style-name="ro1">
          <table:table-cell office:value-type="string">
            <text:p>Activities?countryCode=ZAN</text:p>
          </table:table-cell>
          <table:table-cell/>
          <table:table-cell office:value-type="float" office:value="189">
            <text:p>189</text:p>
          </table:table-cell>
          <table:table-cell office:value-type="float" office:value="7">
            <text:p>7</text:p>
          </table:table-cell>
          <table:table-cell office:value-type="string">
            <text:p>2012-04-11T08:37:28.840Z</text:p>
          </table:table-cell>
          <table:table-cell office:value-type="string">
            <text:p>2011-12-23 00:00:00</text:p>
          </table:table-cell>
        </table:table-row>
        <table:table-row table:style-name="ro1">
          <table:table-cell office:value-type="string">
            <text:p>Activities?countryCode=MKD</text:p>
          </table:table-cell>
          <table:table-cell/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string">
            <text:p>2012-04-11T08:33:26.280Z</text:p>
          </table:table-cell>
          <table:table-cell office:value-type="string">
            <text:p>2011-12-22 00:00:00</text:p>
          </table:table-cell>
        </table:table-row>
        <table:table-row table:style-name="ro1">
          <table:table-cell office:value-type="string">
            <text:p>Activities?countryCode=MDG</text:p>
          </table:table-cell>
          <table:table-cell/>
          <table:table-cell office:value-type="float" office:value="341">
            <text:p>341</text:p>
          </table:table-cell>
          <table:table-cell office:value-type="float" office:value="19">
            <text:p>19</text:p>
          </table:table-cell>
          <table:table-cell office:value-type="string">
            <text:p>2012-04-11T08:33:14.425Z</text:p>
          </table:table-cell>
          <table:table-cell office:value-type="string">
            <text:p>2012-03-22 00:00:00</text:p>
          </table:table-cell>
        </table:table-row>
        <table:table-row table:style-name="ro1">
          <table:table-cell office:value-type="string">
            <text:p>Activities?countryCode=MOZ</text:p>
          </table:table-cell>
          <table:table-cell/>
          <table:table-cell office:value-type="float" office:value="281">
            <text:p>281</text:p>
          </table:table-cell>
          <table:table-cell office:value-type="float" office:value="12">
            <text:p>12</text:p>
          </table:table-cell>
          <table:table-cell office:value-type="string">
            <text:p>2012-04-11T08:33:46.537Z</text:p>
          </table:table-cell>
          <table:table-cell office:value-type="string">
            <text:p>2012-01-25 00:00:00</text:p>
          </table:table-cell>
        </table:table-row>
        <table:table-row table:style-name="ro1">
          <table:table-cell office:value-type="string">
            <text:p>Activities?countryCode=TGO</text:p>
          </table:table-cell>
          <table:table-cell/>
          <table:table-cell office:value-type="float" office:value="218">
            <text:p>218</text:p>
          </table:table-cell>
          <table:table-cell office:value-type="float" office:value="11">
            <text:p>11</text:p>
          </table:table-cell>
          <table:table-cell office:value-type="string">
            <text:p>2012-04-11T08:36:27.853Z</text:p>
          </table:table-cell>
          <table:table-cell office:value-type="string">
            <text:p>2012-02-15 00:00:00</text:p>
          </table:table-cell>
        </table:table-row>
        <table:table-row table:style-name="ro1">
          <table:table-cell office:value-type="string">
            <text:p>Activities?countryCode=MVS</text:p>
          </table:table-cell>
          <table:table-cell/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string">
            <text:p>2012-04-11T08:33:56.005Z</text:p>
          </table:table-cell>
          <table:table-cell office:value-type="string">
            <text:p>2012-03-06 00:00:00</text:p>
          </table:table-cell>
        </table:table-row>
        <table:table-row table:style-name="ro1">
          <table:table-cell office:value-type="string">
            <text:p>Activities?countryCode=DZA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2012-04-11T08:30:41.519Z</text:p>
          </table:table-cell>
          <table:table-cell office:value-type="string">
            <text:p>2010-04-23 00:00:00</text:p>
          </table:table-cell>
        </table:table-row>
        <table:table-row table:style-name="ro1">
          <table:table-cell office:value-type="string">
            <text:p>Activities?countryCode=GIN</text:p>
          </table:table-cell>
          <table:table-cell/>
          <table:table-cell office:value-type="float" office:value="213">
            <text:p>213</text:p>
          </table:table-cell>
          <table:table-cell office:value-type="float" office:value="6">
            <text:p>6</text:p>
          </table:table-cell>
          <table:table-cell office:value-type="string">
            <text:p>2012-04-11T08:31:20.941Z</text:p>
          </table:table-cell>
          <table:table-cell office:value-type="string">
            <text:p>2012-01-09 00:00:00</text:p>
          </table:table-cell>
        </table:table-row>
        <table:table-row table:style-name="ro1">
          <table:table-cell office:value-type="string">
            <text:p>Activities?countryCode=CHN</text:p>
          </table:table-cell>
          <table:table-cell/>
          <table:table-cell office:value-type="float" office:value="463">
            <text:p>463</text:p>
          </table:table-cell>
          <table:table-cell office:value-type="float" office:value="15">
            <text:p>15</text:p>
          </table:table-cell>
          <table:table-cell office:value-type="string">
            <text:p>2012-04-11T08:30:05.378Z</text:p>
          </table:table-cell>
          <table:table-cell office:value-type="string">
            <text:p>2012-03-14 00:00:00</text:p>
          </table:table-cell>
        </table:table-row>
        <table:table-row table:style-name="ro1">
          <table:table-cell office:value-type="string">
            <text:p>Activities?countryCode=MCP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2012-04-11T08:33:13.303Z</text:p>
          </table:table-cell>
          <table:table-cell office:value-type="string">
            <text:p>2011-10-07 00:00:00</text:p>
          </table:table-cell>
        </table:table-row>
        <table:table-row table:style-name="ro1">
          <table:table-cell office:value-type="string">
            <text:p>Activities?countryCode=MRT</text:p>
          </table:table-cell>
          <table:table-cell/>
          <table:table-cell office:value-type="float" office:value="169">
            <text:p>169</text:p>
          </table:table-cell>
          <table:table-cell office:value-type="float" office:value="5">
            <text:p>5</text:p>
          </table:table-cell>
          <table:table-cell office:value-type="string">
            <text:p>2012-04-11T08:33:51.413Z</text:p>
          </table:table-cell>
          <table:table-cell office:value-type="string">
            <text:p>2012-02-01 00:00:00</text:p>
          </table:table-cell>
        </table:table-row>
        <table:table-row table:style-name="ro1">
          <table:table-cell office:value-type="string">
            <text:p>Activities?countryCode=BIH</text:p>
          </table:table-cell>
          <table:table-cell/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string">
            <text:p>2012-04-11T08:29:15.257Z</text:p>
          </table:table-cell>
          <table:table-cell office:value-type="string">
            <text:p>2012-01-19 00:00:00</text:p>
          </table:table-cell>
        </table:table-row>
        <table:table-row table:style-name="ro1">
          <table:table-cell office:value-type="string">
            <text:p>Activities?countryCode=DMR</text:p>
          </table:table-cell>
          <table:table-cell/>
          <table:table-cell office:value-type="float" office:value="246">
            <text:p>246</text:p>
          </table:table-cell>
          <table:table-cell office:value-type="float" office:value="8">
            <text:p>8</text:p>
          </table:table-cell>
          <table:table-cell office:value-type="string">
            <text:p>2012-04-11T08:30:37.053Z</text:p>
          </table:table-cell>
          <table:table-cell office:value-type="string">
            <text:p>2012-03-09 00:00:00</text:p>
          </table:table-cell>
        </table:table-row>
        <table:table-row table:style-name="ro1">
          <table:table-cell office:value-type="string">
            <text:p>Activities?countryCode=UKR</text:p>
          </table:table-cell>
          <table:table-cell/>
          <table:table-cell office:value-type="float" office:value="149">
            <text:p>149</text:p>
          </table:table-cell>
          <table:table-cell office:value-type="float" office:value="11">
            <text:p>11</text:p>
          </table:table-cell>
          <table:table-cell office:value-type="string">
            <text:p>2012-04-11T08:37:02.028Z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Activities?countryCode=GUA</text:p>
          </table:table-cell>
          <table:table-cell/>
          <table:table-cell office:value-type="float" office:value="216">
            <text:p>216</text:p>
          </table:table-cell>
          <table:table-cell office:value-type="float" office:value="7">
            <text:p>7</text:p>
          </table:table-cell>
          <table:table-cell office:value-type="string">
            <text:p>2012-04-11T08:31:37.090Z</text:p>
          </table:table-cell>
          <table:table-cell office:value-type="string">
            <text:p>2012-03-26 00:00:00</text:p>
          </table:table-cell>
        </table:table-row>
        <table:table-row table:style-name="ro1">
          <table:table-cell office:value-type="string">
            <text:p>Activities?countryCode=NGR</text:p>
          </table:table-cell>
          <table:table-cell/>
          <table:table-cell office:value-type="float" office:value="281">
            <text:p>281</text:p>
          </table:table-cell>
          <table:table-cell office:value-type="float" office:value="8">
            <text:p>8</text:p>
          </table:table-cell>
          <table:table-cell office:value-type="string">
            <text:p>2012-04-11T08:34:24.226Z</text:p>
          </table:table-cell>
          <table:table-cell office:value-type="string">
            <text:p>2011-12-09 00:00:00</text:p>
          </table:table-cell>
        </table:table-row>
        <table:table-row table:style-name="ro1">
          <table:table-cell office:value-type="string">
            <text:p>Activities?countryCode=TUN</text:p>
          </table:table-cell>
          <table:table-cell/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string">
            <text:p>2012-04-11T08:36:53.386Z</text:p>
          </table:table-cell>
          <table:table-cell office:value-type="string">
            <text:p>2012-01-16 00:00:00</text:p>
          </table:table-cell>
        </table:table-row>
        <table:table-row table:style-name="ro1">
          <table:table-cell office:value-type="string">
            <text:p>Activities?countryCode=SLB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12-04-11T08:35:24.112Z</text:p>
          </table:table-cell>
          <table:table-cell office:value-type="string">
            <text:p>2011-10-24 00:00:00</text:p>
          </table:table-cell>
        </table:table-row>
        <table:table-row table:style-name="ro1">
          <table:table-cell office:value-type="string">
            <text:p>Activities?countryCode=PSE</text:p>
          </table:table-cell>
          <table:table-cell/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string">
            <text:p>2012-04-11T08:35:06.556Z</text:p>
          </table:table-cell>
          <table:table-cell office:value-type="string">
            <text:p>2012-02-03 00:00:00</text:p>
          </table:table-cell>
        </table:table-row>
        <table:table-row table:style-name="ro1">
          <table:table-cell office:value-type="string">
            <text:p>Activities?countryCode=PKS</text:p>
          </table:table-cell>
          <table:table-cell/>
          <table:table-cell office:value-type="float" office:value="353">
            <text:p>353</text:p>
          </table:table-cell>
          <table:table-cell office:value-type="float" office:value="14">
            <text:p>14</text:p>
          </table:table-cell>
          <table:table-cell office:value-type="string">
            <text:p>2012-04-11T08:34:48.935Z</text:p>
          </table:table-cell>
          <table:table-cell office:value-type="string">
            <text:p>2012-03-12 00:00:00</text:p>
          </table:table-cell>
        </table:table-row>
        <table:table-row table:style-name="ro1">
          <table:table-cell office:value-type="string">
            <text:p>Activities?countryCode=BTN</text:p>
          </table:table-cell>
          <table:table-cell/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string">
            <text:p>2012-04-11T08:29:36.905Z</text:p>
          </table:table-cell>
          <table:table-cell office:value-type="string">
            <text:p>2012-03-08 00:00:00</text:p>
          </table:table-cell>
        </table:table-row>
        <table:table-row table:style-name="ro1">
          <table:table-cell office:value-type="string">
            <text:p>Activities?countryCode=EGY</text:p>
          </table:table-cell>
          <table:table-cell/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string">
            <text:p>2012-04-11T08:30:47.720Z</text:p>
          </table:table-cell>
          <table:table-cell office:value-type="string">
            <text:p>2012-02-28 00:00:00</text:p>
          </table:table-cell>
        </table:table-row>
        <table:table-row table:style-name="ro1">
          <table:table-cell office:value-type="string">
            <text:p>Activities?countryCode=MAA</text:p>
          </table:table-cell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2012-04-11T08:32:53.905Z</text:p>
          </table:table-cell>
          <table:table-cell office:value-type="string">
            <text:p>2011-08-05 00:00:00</text:p>
          </table:table-cell>
        </table:table-row>
        <table:table-row table:style-name="ro1">
          <table:table-cell office:value-type="string">
            <text:p>Activities?countryCode=TAJ</text:p>
          </table:table-cell>
          <table:table-cell/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string">
            <text:p>2012-04-11T08:36:15.822Z</text:p>
          </table:table-cell>
          <table:table-cell office:value-type="string">
            <text:p>2012-03-23 00:00:00</text:p>
          </table:table-cell>
        </table:table-row>
        <table:table-row table:style-name="ro1">
          <table:table-cell office:value-type="string">
            <text:p>Activities?countryCode=MLW</text:p>
          </table:table-cell>
          <table:table-cell/>
          <table:table-cell office:value-type="float" office:value="164">
            <text:p>164</text:p>
          </table:table-cell>
          <table:table-cell office:value-type="float" office:value="8">
            <text:p>8</text:p>
          </table:table-cell>
          <table:table-cell office:value-type="string">
            <text:p>2012-04-11T08:33:29.031Z</text:p>
          </table:table-cell>
          <table:table-cell office:value-type="string">
            <text:p>2011-12-08 00:00:00</text:p>
          </table:table-cell>
        </table:table-row>
        <table:table-row table:style-name="ro1">
          <table:table-cell office:value-type="string">
            <text:p>Activities?countryCode=TMP</text:p>
          </table:table-cell>
          <table:table-cell/>
          <table:table-cell office:value-type="float" office:value="185">
            <text:p>185</text:p>
          </table:table-cell>
          <table:table-cell office:value-type="float" office:value="7">
            <text:p>7</text:p>
          </table:table-cell>
          <table:table-cell office:value-type="string">
            <text:p>2012-04-11T08:36:42.671Z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Activities?countryCode=IRN</text:p>
          </table:table-cell>
          <table:table-cell/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string">
            <text:p>2012-04-11T08:32:11.670Z</text:p>
          </table:table-cell>
          <table:table-cell office:value-type="string">
            <text:p>2012-02-21 00:00:00</text:p>
          </table:table-cell>
        </table:table-row>
        <table:table-row table:style-name="ro1">
          <table:table-cell office:value-type="string">
            <text:p>Activities?countryCode=HRV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2012-04-11T08:31:50.289Z</text:p>
          </table:table-cell>
          <table:table-cell office:value-type="string">
            <text:p>2010-04-28 00:00:00</text:p>
          </table:table-cell>
        </table:table-row>
        <table:table-row table:style-name="ro1">
          <table:table-cell office:value-type="string">
            <text:p>Activities?countryCode=NEP</text:p>
          </table:table-cell>
          <table:table-cell/>
          <table:table-cell office:value-type="float" office:value="331">
            <text:p>331</text:p>
          </table:table-cell>
          <table:table-cell office:value-type="float" office:value="16">
            <text:p>16</text:p>
          </table:table-cell>
          <table:table-cell office:value-type="string">
            <text:p>2012-04-11T08:34:07.279Z</text:p>
          </table:table-cell>
          <table:table-cell office:value-type="string">
            <text:p>2012-03-01 00:00:00</text:p>
          </table:table-cell>
        </table:table-row>
        <table:table-row table:style-name="ro1">
          <table:table-cell office:value-type="string">
            <text:p>Activities?countryCode=ARG</text:p>
          </table:table-cell>
          <table:table-cell/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string">
            <text:p>2012-04-11T08:28:43.835Z</text:p>
          </table:table-cell>
          <table:table-cell office:value-type="string">
            <text:p>2012-01-18 00:00:00</text:p>
          </table:table-cell>
        </table:table-row>
        <table:table-row table:style-name="ro1">
          <table:table-cell office:value-type="string">
            <text:p>Activities?countryCode=SWZ</text:p>
          </table:table-cell>
          <table:table-cell/>
          <table:table-cell office:value-type="float" office:value="195">
            <text:p>195</text:p>
          </table:table-cell>
          <table:table-cell office:value-type="float" office:value="8">
            <text:p>8</text:p>
          </table:table-cell>
          <table:table-cell office:value-type="string">
            <text:p>2012-04-11T08:36:10.079Z</text:p>
          </table:table-cell>
          <table:table-cell office:value-type="string">
            <text:p>2012-02-17 00:00:00</text:p>
          </table:table-cell>
        </table:table-row>
        <table:table-row table:style-name="ro1">
          <table:table-cell office:value-type="string">
            <text:p>Activities?countryCode=MYN</text:p>
          </table:table-cell>
          <table:table-cell/>
          <table:table-cell office:value-type="float" office:value="170">
            <text:p>170</text:p>
          </table:table-cell>
          <table:table-cell office:value-type="float" office:value="9">
            <text:p>9</text:p>
          </table:table-cell>
          <table:table-cell office:value-type="string">
            <text:p>2012-04-11T08:34:02.347Z</text:p>
          </table:table-cell>
          <table:table-cell office:value-type="string">
            <text:p>2012-02-24 00:00:00</text:p>
          </table:table-cell>
        </table:table-row>
        <table:table-row table:style-name="ro1">
          <table:table-cell office:value-type="string">
            <text:p>Activities?countryCode=BAN</text:p>
          </table:table-cell>
          <table:table-cell/>
          <table:table-cell office:value-type="float" office:value="455">
            <text:p>455</text:p>
          </table:table-cell>
          <table:table-cell office:value-type="float" office:value="16">
            <text:p>16</text:p>
          </table:table-cell>
          <table:table-cell office:value-type="string">
            <text:p>2012-04-11T08:28:55.344Z</text:p>
          </table:table-cell>
          <table:table-cell office:value-type="string">
            <text:p>2012-01-04 00:00:00</text:p>
          </table:table-cell>
        </table:table-row>
        <table:table-row table:style-name="ro1">
          <table:table-cell office:value-type="string">
            <text:p>Activities?countryCode=CIV</text:p>
          </table:table-cell>
          <table:table-cell/>
          <table:table-cell office:value-type="float" office:value="240">
            <text:p>240</text:p>
          </table:table-cell>
          <table:table-cell office:value-type="float" office:value="13">
            <text:p>13</text:p>
          </table:table-cell>
          <table:table-cell office:value-type="string">
            <text:p>2012-04-11T08:30:12.110Z</text:p>
          </table:table-cell>
          <table:table-cell office:value-type="string">
            <text:p>2012-02-02 00:00:00</text:p>
          </table:table-cell>
        </table:table-row>
        <table:table-row table:style-name="ro1">
          <table:table-cell office:value-type="string">
            <text:p>Activities?countryCode=BRA</text:p>
          </table:table-cell>
          <table:table-cell/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string">
            <text:p>2012-04-11T08:29:29.377Z</text:p>
          </table:table-cell>
          <table:table-cell office:value-type="string">
            <text:p>2011-12-20 00:00:00</text:p>
          </table:table-cell>
        </table:table-row>
        <table:table-row table:style-name="ro1">
          <table:table-cell office:value-type="string">
            <text:p>Activities?countryCode=CAF</text:p>
          </table:table-cell>
          <table:table-cell/>
          <table:table-cell office:value-type="float" office:value="270">
            <text:p>270</text:p>
          </table:table-cell>
          <table:table-cell office:value-type="float" office:value="9">
            <text:p>9</text:p>
          </table:table-cell>
          <table:table-cell office:value-type="string">
            <text:p>2012-04-11T08:29:48.839Z</text:p>
          </table:table-cell>
          <table:table-cell office:value-type="string">
            <text:p>2012-02-24 00:00:00</text:p>
          </table:table-cell>
        </table:table-row>
        <table:table-row table:style-name="ro1">
          <table:table-cell office:value-type="string">
            <text:p>Activities?countryCode=TNZ</text:p>
          </table:table-cell>
          <table:table-cell/>
          <table:table-cell office:value-type="float" office:value="462">
            <text:p>462</text:p>
          </table:table-cell>
          <table:table-cell office:value-type="float" office:value="15">
            <text:p>15</text:p>
          </table:table-cell>
          <table:table-cell office:value-type="string">
            <text:p>2012-04-11T08:36:46.424Z</text:p>
          </table:table-cell>
          <table:table-cell office:value-type="string">
            <text:p>2012-03-28 00:00:00</text:p>
          </table:table-cell>
        </table:table-row>
        <table:table-row table:style-name="ro1">
          <table:table-cell office:value-type="string">
            <text:p>Activities?countryCode=JOR</text:p>
          </table:table-cell>
          <table:table-cell/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string">
            <text:p>2012-04-11T08:32:19.137Z</text:p>
          </table:table-cell>
          <table:table-cell office:value-type="string">
            <text:p>2012-01-13 00:00:00</text:p>
          </table:table-cell>
        </table:table-row>
        <table:table-row table:style-name="ro1">
          <table:table-cell office:value-type="string">
            <text:p>Activities?countryCode=LSO</text:p>
          </table:table-cell>
          <table:table-cell/>
          <table:table-cell office:value-type="float" office:value="277">
            <text:p>277</text:p>
          </table:table-cell>
          <table:table-cell office:value-type="float" office:value="9">
            <text:p>9</text:p>
          </table:table-cell>
          <table:table-cell office:value-type="string">
            <text:p>2012-04-11T08:32:49.092Z</text:p>
          </table:table-cell>
          <table:table-cell office:value-type="string">
            <text:p>2012-02-29 00:00:00</text:p>
          </table:table-cell>
        </table:table-row>
        <table:table-row table:style-name="ro1">
          <table:table-cell office:value-type="string">
            <text:p>Activities?countryCode=MAW</text:p>
          </table:table-cell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2012-04-11T08:33:11.270Z</text:p>
          </table:table-cell>
          <table:table-cell office:value-type="string">
            <text:p>2010-12-20 00:00:00</text:p>
          </table:table-cell>
        </table:table-row>
        <table:table-row table:style-name="ro1">
          <table:table-cell office:value-type="string">
            <text:p>Activities?countryCode=TUR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2012-04-11T08:36:56.186Z</text:p>
          </table:table-cell>
          <table:table-cell office:value-type="string">
            <text:p>2010-04-28 00:00:00</text:p>
          </table:table-cell>
        </table:table-row>
        <table:table-row table:style-name="ro1">
          <table:table-cell office:value-type="string">
            <text:p>Activities?countryCode=ALB</text:p>
          </table:table-cell>
          <table:table-cell/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string">
            <text:p>2012-04-11T08:28:42.052Z</text:p>
          </table:table-cell>
          <table:table-cell office:value-type="string">
            <text:p>2012-03-23 00:00:00</text:p>
          </table:table-cell>
        </table:table-row>
        <table:table-row table:style-name="ro1">
          <table:table-cell office:value-type="string">
            <text:p>Activities?countryCode=IRQ</text:p>
          </table:table-cell>
          <table:table-cell/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2012-04-11T08:32:15.263Z</text:p>
          </table:table-cell>
          <table:table-cell office:value-type="string">
            <text:p>2012-03-14 00:00:00</text:p>
          </table:table-cell>
        </table:table-row>
      </table:table>
      <table:table table:name="budget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All budgets</text:p>
          </table:table-cell>
          <table:table-cell office:value-type="float" office:value="12385">
            <text:p>12385</text:p>
          </table:table-cell>
          <table:table-cell office:value-type="float" office:value="985">
            <text:p>98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udget Typ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2385">
            <text:p>12385</text:p>
          </table:table-cell>
          <table:table-cell office:value-type="float" office:value="985">
            <text:p>98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i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USD</text:p>
          </table:table-cell>
          <table:table-cell office:value-type="float" office:value="12385">
            <text:p>12385</text:p>
          </table:table-cell>
          <table:table-cell office:value-type="float" office:value="985">
            <text:p>98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y (USD)</text:p>
          </table:table-cell>
          <table:table-cell table:number-columns-repeated="3"/>
        </table:table-row>
        <table:table-row table:style-name="ro1"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 office:value-type="string">
            <text:p>Year</text:p>
          </table:table-cell>
          <table:table-cell office:value-type="string">
            <text:p>Budget</text:p>
          </table:table-cell>
          <table:table-cell office:value-type="string">
            <text:p>Disbursements+Expenditure</text:p>
          </table:table-cell>
          <table:table-cell office:value-type="string">
            <text:p>Difference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32506696">
            <text:p>132506696</text:p>
          </table:table-cell>
          <table:table-cell office:value-type="float" office:value="223621345">
            <text:p>223621345</text:p>
          </table:table-cell>
          <table:table-cell office:value-type="float" office:value="-91114649">
            <text:p>-9111464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66490107">
            <text:p>666490107</text:p>
          </table:table-cell>
          <table:table-cell office:value-type="float" office:value="625682862">
            <text:p>625682862</text:p>
          </table:table-cell>
          <table:table-cell office:value-type="float" office:value="40807245">
            <text:p>4080724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83625267">
            <text:p>1183625267</text:p>
          </table:table-cell>
          <table:table-cell office:value-type="float" office:value="1038281056">
            <text:p>1038281056</text:p>
          </table:table-cell>
          <table:table-cell office:value-type="float" office:value="145344211">
            <text:p>14534421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405542088">
            <text:p>1405542088</text:p>
          </table:table-cell>
          <table:table-cell office:value-type="float" office:value="1317374026">
            <text:p>1317374026</text:p>
          </table:table-cell>
          <table:table-cell office:value-type="float" office:value="88168062">
            <text:p>8816806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802493486">
            <text:p>1802493486</text:p>
          </table:table-cell>
          <table:table-cell office:value-type="float" office:value="1692923238">
            <text:p>1692923238</text:p>
          </table:table-cell>
          <table:table-cell office:value-type="float" office:value="109570248">
            <text:p>10957024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340971082">
            <text:p>2340971082</text:p>
          </table:table-cell>
          <table:table-cell office:value-type="float" office:value="2217221565">
            <text:p>2217221565</text:p>
          </table:table-cell>
          <table:table-cell office:value-type="float" office:value="123749517">
            <text:p>123749517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663255720">
            <text:p>2663255720</text:p>
          </table:table-cell>
          <table:table-cell office:value-type="float" office:value="2712046061">
            <text:p>2712046061</text:p>
          </table:table-cell>
          <table:table-cell office:value-type="float" office:value="-48790341">
            <text:p>-4879034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503542173">
            <text:p>3503542173</text:p>
          </table:table-cell>
          <table:table-cell office:value-type="float" office:value="2988426196">
            <text:p>2988426196</text:p>
          </table:table-cell>
          <table:table-cell office:value-type="float" office:value="515115977">
            <text:p>51511597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823069712">
            <text:p>3823069712</text:p>
          </table:table-cell>
          <table:table-cell office:value-type="float" office:value="2382829816">
            <text:p>2382829816</text:p>
          </table:table-cell>
          <table:table-cell office:value-type="float" office:value="1440239896">
            <text:p>14402398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2466181629">
            <text:p>2466181629</text:p>
          </table:table-cell>
          <table:table-cell office:value-type="float" office:value="402655591">
            <text:p>402655591</text:p>
          </table:table-cell>
          <table:table-cell office:value-type="float" office:value="2063526038">
            <text:p>206352603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63097661">
            <text:p>863097661</text:p>
          </table:table-cell>
          <table:table-cell office:value-type="float" office:value="0">
            <text:p>0</text:p>
          </table:table-cell>
          <table:table-cell office:value-type="float" office:value="863097661">
            <text:p>863097661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79544833">
            <text:p>79544833</text:p>
          </table:table-cell>
          <table:table-cell office:value-type="float" office:value="0">
            <text:p>0</text:p>
          </table:table-cell>
          <table:table-cell office:value-type="float" office:value="79544833">
            <text:p>79544833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184138">
            <text:p>184138</text:p>
          </table:table-cell>
          <table:table-cell office:value-type="float" office:value="0">
            <text:p>0</text:p>
          </table:table-cell>
          <table:table-cell office:value-type="float" office:value="184138">
            <text:p>184138</text:p>
          </table:table-cell>
        </table:table-row>
      </table:table>
      <table:table table:name="document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20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21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1002">
            <text:p>100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3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002">
            <text:p>100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3" office:value-type="float" office:value="0">
            <text:p>0</text:p>
          </table:table-cell>
          <table:table-cell office:value-type="float" office:value="12385">
            <text:p>12385</text:p>
          </table:table-cell>
          <table:table-cell office:value-type="float" office:value="985">
            <text:p>985</text:p>
          </table:table-cell>
          <table:table-cell office:value-type="float" office:value="98.3">
            <text:p>98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3" office:value-type="float" office:value="0">
            <text:p>0</text:p>
          </table:table-cell>
          <table:table-cell office:value-type="float" office:value="12385">
            <text:p>12385</text:p>
          </table:table-cell>
          <table:table-cell office:value-type="float" office:value="985">
            <text:p>985</text:p>
          </table:table-cell>
          <table:table-cell office:value-type="float" office:value="98.3">
            <text:p>98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3" office:value-type="float" office:value="0">
            <text:p>0</text:p>
          </table:table-cell>
          <table:table-cell office:value-type="float" office:value="12385">
            <text:p>12385</text:p>
          </table:table-cell>
          <table:table-cell office:value-type="float" office:value="985">
            <text:p>985</text:p>
          </table:table-cell>
          <table:table-cell office:value-type="float" office:value="98.3">
            <text:p>98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7031">
            <text:p>7031</text:p>
          </table:table-cell>
          <table:table-cell office:value-type="float" office:value="1002">
            <text:p>100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3" office:value-type="float" office:value="0">
            <text:p>0</text:p>
          </table:table-cell>
          <table:table-cell office:value-type="float" office:value="7031">
            <text:p>7031</text:p>
          </table:table-cell>
          <table:table-cell office:value-type="float" office:value="1002">
            <text:p>100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3" office:value-type="float" office:value="0">
            <text:p>0</text:p>
          </table:table-cell>
          <table:table-cell office:value-type="float" office:value="7031">
            <text:p>7031</text:p>
          </table:table-cell>
          <table:table-cell office:value-type="float" office:value="1002">
            <text:p>100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7031">
            <text:p>7031</text:p>
          </table:table-cell>
          <table:table-cell office:value-type="float" office:value="1002">
            <text:p>100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3" office:value-type="float" office:value="0">
            <text:p>0</text:p>
          </table:table-cell>
          <table:table-cell office:value-type="float" office:value="6029">
            <text:p>6029</text:p>
          </table:table-cell>
          <table:table-cell office:value-type="float" office:value="985">
            <text:p>985</text:p>
          </table:table-cell>
          <table:table-cell office:value-type="float" office:value="98.3">
            <text:p>98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3" office:value-type="float" office:value="0">
            <text:p>0</text:p>
          </table:table-cell>
          <table:table-cell office:value-type="float" office:value="56430">
            <text:p>56430</text:p>
          </table:table-cell>
          <table:table-cell office:value-type="float" office:value="840">
            <text:p>840</text:p>
          </table:table-cell>
          <table:table-cell office:value-type="float" office:value="83.8">
            <text:p>83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3" office:value-type="float" office:value="0">
            <text:p>0</text:p>
          </table:table-cell>
          <table:table-cell office:value-type="float" office:value="56430">
            <text:p>56430</text:p>
          </table:table-cell>
          <table:table-cell office:value-type="float" office:value="840">
            <text:p>840</text:p>
          </table:table-cell>
          <table:table-cell office:value-type="float" office:value="83.8">
            <text:p>83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3" office:value-type="float" office:value="0">
            <text:p>0</text:p>
          </table:table-cell>
          <table:table-cell office:value-type="float" office:value="56430">
            <text:p>56430</text:p>
          </table:table-cell>
          <table:table-cell office:value-type="float" office:value="840">
            <text:p>840</text:p>
          </table:table-cell>
          <table:table-cell office:value-type="float" office:value="83.8">
            <text:p>83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3" office:value-type="float" office:value="0">
            <text:p>0</text:p>
          </table:table-cell>
          <table:table-cell office:value-type="float" office:value="56430">
            <text:p>56430</text:p>
          </table:table-cell>
          <table:table-cell office:value-type="float" office:value="840">
            <text:p>840</text:p>
          </table:table-cell>
          <table:table-cell office:value-type="float" office:value="83.8">
            <text:p>83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3" office:value-type="float" office:value="0">
            <text:p>0</text:p>
          </table:table-cell>
          <table:table-cell office:value-type="float" office:value="56430">
            <text:p>56430</text:p>
          </table:table-cell>
          <table:table-cell office:value-type="float" office:value="840">
            <text:p>840</text:p>
          </table:table-cell>
          <table:table-cell office:value-type="float" office:value="83.8">
            <text:p>83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3" office:value-type="float" office:value="0">
            <text:p>0</text:p>
          </table:table-cell>
          <table:table-cell office:value-type="float" office:value="56430">
            <text:p>56430</text:p>
          </table:table-cell>
          <table:table-cell office:value-type="float" office:value="840">
            <text:p>840</text:p>
          </table:table-cell>
          <table:table-cell office:value-type="float" office:value="83.8">
            <text:p>83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3" office:value-type="float" office:value="0">
            <text:p>0</text:p>
          </table:table-cell>
          <table:table-cell office:value-type="float" office:value="51570">
            <text:p>51570</text:p>
          </table:table-cell>
          <table:table-cell office:value-type="float" office:value="762">
            <text:p>762</text:p>
          </table:table-cell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9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3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1002">
            <text:p>1002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1002">
            <text:p>100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ctivities with multiple countries that don't add up to 100%</text:p>
          </table:table-cell>
          <table:table-cell table:number-columns-repeated="5"/>
        </table:table-row>
        <table:table-row table:style-name="ro1">
          <table:table-cell office:value-type="string">
            <text:p>File</text:p>
          </table:table-cell>
          <table:table-cell office:value-type="string">
            <text:p>ID</text:p>
          </table:table-cell>
          <table:table-cell office:value-type="string">
            <text:p>Hierarchy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EA</text:p>
          </table:table-cell>
          <table:table-cell office:value-type="string">
            <text:p>47045-MEA-011-G01-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EI</text:p>
          </table:table-cell>
          <table:table-cell office:value-type="string">
            <text:p>47045-MEI-011-G01-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AF</text:p>
          </table:table-cell>
          <table:table-cell office:value-type="string">
            <text:p>47045-MAF-202-G01-M-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AF</text:p>
          </table:table-cell>
          <table:table-cell office:value-type="string">
            <text:p>47045-MAF-506-G02-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AC</text:p>
          </table:table-cell>
          <table:table-cell office:value-type="string">
            <text:p>47045-MAC-304-G01-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AC</text:p>
          </table:table-cell>
          <table:table-cell office:value-type="string">
            <text:p>47045-MAC-910-G02-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AE</text:p>
          </table:table-cell>
          <table:table-cell office:value-type="string">
            <text:p>47045-MAE-305-G01-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WP</text:p>
          </table:table-cell>
          <table:table-cell office:value-type="string">
            <text:p>47045-MWP-202-G01-H-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WP</text:p>
          </table:table-cell>
          <table:table-cell office:value-type="string">
            <text:p>47045-MWP-202-G02-M-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WP</text:p>
          </table:table-cell>
          <table:table-cell office:value-type="string">
            <text:p>47045-MWP-202-G03-T-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WP</text:p>
          </table:table-cell>
          <table:table-cell office:value-type="string">
            <text:p>47045-MWP-506-G04-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WP</text:p>
          </table:table-cell>
          <table:table-cell office:value-type="string">
            <text:p>47045-MWP-507-G05-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WP</text:p>
          </table:table-cell>
          <table:table-cell office:value-type="string">
            <text:p>47045-MWP-708-G06-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WP</text:p>
          </table:table-cell>
          <table:table-cell office:value-type="string">
            <text:p>47045-MWP-708-G07-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AN</text:p>
          </table:table-cell>
          <table:table-cell office:value-type="string">
            <text:p>47045-MAN-405-G01-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SA</text:p>
          </table:table-cell>
          <table:table-cell office:value-type="string">
            <text:p>47045-MSA-910-G01-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AM</text:p>
          </table:table-cell>
          <table:table-cell office:value-type="string">
            <text:p>47045-MAM-405-G01-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AR</text:p>
          </table:table-cell>
          <table:table-cell office:value-type="string">
            <text:p>47045-MAR-708-G01-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AR</text:p>
          </table:table-cell>
          <table:table-cell office:value-type="string">
            <text:p>47045-MAR-H-SISC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AS</text:p>
          </table:table-cell>
          <table:table-cell office:value-type="string">
            <text:p>47045-MAS-910-G01-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WRL</text:p>
          </table:table-cell>
          <table:table-cell office:value-type="string">
            <text:p>47045-WRL-102-G01-H-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CP</text:p>
          </table:table-cell>
          <table:table-cell office:value-type="string">
            <text:p>47045-MCP-911-G01-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AA</text:p>
          </table:table-cell>
          <table:table-cell office:value-type="string">
            <text:p>47045-MAA-305-G01-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ctivities?countryCode=MAW</text:p>
          </table:table-cell>
          <table:table-cell office:value-type="string">
            <text:p>47045-MAW-607-G01-H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participating_org" table:style-name="ta1" table:print="false"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 office:value-type="float" office:value="1002">
            <text:p>100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Funding</text:p>
          </table:table-cell>
          <table:table-cell table:number-columns-repeated="2" office:value-type="float" office:value="1002">
            <text:p>1002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string">
            <text:p>null</text:p>
          </table:table-cell>
          <table:table-cell table:number-columns-repeated="2" office:value-type="float" office:value="1002">
            <text:p>1002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float" office:value="47045">
            <text:p>47045</text:p>
          </table:table-cell>
          <table:table-cell table:number-columns-repeated="2" office:value-type="float" office:value="1002">
            <text:p>1002</text:p>
          </table:table-cell>
        </table:table-row>
      </table:table>
      <table:table table:name="sector" table:style-name="ta1" table:print="false">
        <table:table-column table:style-name="co2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ll transactions</text:p>
          </table:table-cell>
          <table:table-cell office:value-type="float" office:value="7031">
            <text:p>7031</text:p>
          </table:table-cell>
          <table:table-cell office:value-type="float" office:value="1002">
            <text:p>1002</text:p>
          </table:table-cell>
          <table:table-cell table:number-columns-repeated="5"/>
        </table:table-row>
        <table:table-row table:style-name="ro1">
          <table:table-cell office:value-type="string">
            <text:p>-ve transactions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-ve transactions &lt; -1,000,00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table:number-columns-repeated="2" office:value-type="float" office:value="1002">
            <text:p>1002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float" office:value="6029">
            <text:p>6029</text:p>
          </table:table-cell>
          <table:table-cell office:value-type="float" office:value="985">
            <text:p>98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USD</text:p>
          </table:table-cell>
          <table:table-cell office:value-type="float" office:value="7031">
            <text:p>7031</text:p>
          </table:table-cell>
          <table:table-cell office:value-type="float" office:value="1002">
            <text:p>1002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USD)</text:p>
          </table:table-cell>
          <table:table-cell table:number-columns-repeated="7"/>
        </table:table-row>
        <table:table-row table:style-name="ro1">
          <table:table-cell office:value-type="string">
            <text:p>Hierarchy 1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974887579">
            <text:p>1974887579</text:p>
          </table:table-cell>
          <table:table-cell office:value-type="float" office:value="0">
            <text:p>0</text:p>
          </table:table-cell>
          <table:table-cell office:value-type="float" office:value="1844825288">
            <text:p>1844825288</text:p>
          </table:table-cell>
          <table:table-cell office:value-type="float" office:value="0">
            <text:p>0</text:p>
          </table:table-cell>
          <table:table-cell office:value-type="float" office:value="130062291">
            <text:p>1300622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523142395">
            <text:p>2523142395</text:p>
          </table:table-cell>
          <table:table-cell office:value-type="float" office:value="0">
            <text:p>0</text:p>
          </table:table-cell>
          <table:table-cell office:value-type="float" office:value="2157732460">
            <text:p>2157732460</text:p>
          </table:table-cell>
          <table:table-cell office:value-type="float" office:value="0">
            <text:p>0</text:p>
          </table:table-cell>
          <table:table-cell office:value-type="float" office:value="365409935">
            <text:p>3654099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460966072">
            <text:p>3460966072</text:p>
          </table:table-cell>
          <table:table-cell office:value-type="float" office:value="0">
            <text:p>0</text:p>
          </table:table-cell>
          <table:table-cell office:value-type="float" office:value="3205428979">
            <text:p>3205428979</text:p>
          </table:table-cell>
          <table:table-cell office:value-type="float" office:value="0">
            <text:p>0</text:p>
          </table:table-cell>
          <table:table-cell office:value-type="float" office:value="255537093">
            <text:p>2555370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310606777">
            <text:p>1310606777</text:p>
          </table:table-cell>
          <table:table-cell office:value-type="float" office:value="0">
            <text:p>0</text:p>
          </table:table-cell>
          <table:table-cell office:value-type="float" office:value="1193850161">
            <text:p>1193850161</text:p>
          </table:table-cell>
          <table:table-cell office:value-type="float" office:value="0">
            <text:p>0</text:p>
          </table:table-cell>
          <table:table-cell office:value-type="float" office:value="116756616">
            <text:p>1167566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641196928">
            <text:p>1641196928</text:p>
          </table:table-cell>
          <table:table-cell office:value-type="float" office:value="0">
            <text:p>0</text:p>
          </table:table-cell>
          <table:table-cell office:value-type="float" office:value="1483226559">
            <text:p>1483226559</text:p>
          </table:table-cell>
          <table:table-cell office:value-type="float" office:value="0">
            <text:p>0</text:p>
          </table:table-cell>
          <table:table-cell office:value-type="float" office:value="157970369">
            <text:p>1579703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275526845">
            <text:p>1275526845</text:p>
          </table:table-cell>
          <table:table-cell office:value-type="float" office:value="0">
            <text:p>0</text:p>
          </table:table-cell>
          <table:table-cell office:value-type="float" office:value="1058523744">
            <text:p>1058523744</text:p>
          </table:table-cell>
          <table:table-cell office:value-type="float" office:value="0">
            <text:p>0</text:p>
          </table:table-cell>
          <table:table-cell office:value-type="float" office:value="217003101">
            <text:p>217003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074275129">
            <text:p>2074275129</text:p>
          </table:table-cell>
          <table:table-cell office:value-type="float" office:value="0">
            <text:p>0</text:p>
          </table:table-cell>
          <table:table-cell office:value-type="float" office:value="1628813868">
            <text:p>1628813868</text:p>
          </table:table-cell>
          <table:table-cell office:value-type="float" office:value="0">
            <text:p>0</text:p>
          </table:table-cell>
          <table:table-cell office:value-type="float" office:value="445461261">
            <text:p>4454612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999975261">
            <text:p>2999975261</text:p>
          </table:table-cell>
          <table:table-cell office:value-type="float" office:value="0">
            <text:p>0</text:p>
          </table:table-cell>
          <table:table-cell office:value-type="float" office:value="2115812981">
            <text:p>2115812981</text:p>
          </table:table-cell>
          <table:table-cell office:value-type="float" office:value="0">
            <text:p>0</text:p>
          </table:table-cell>
          <table:table-cell office:value-type="float" office:value="884162280">
            <text:p>8841622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127724003">
            <text:p>2127724003</text:p>
          </table:table-cell>
          <table:table-cell office:value-type="float" office:value="0">
            <text:p>0</text:p>
          </table:table-cell>
          <table:table-cell office:value-type="float" office:value="815656757">
            <text:p>815656757</text:p>
          </table:table-cell>
          <table:table-cell office:value-type="float" office:value="0">
            <text:p>0</text:p>
          </table:table-cell>
          <table:table-cell office:value-type="float" office:value="1312067246">
            <text:p>1312067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235163163">
            <text:p>235163163</text:p>
          </table:table-cell>
          <table:table-cell office:value-type="float" office:value="0">
            <text:p>0</text:p>
          </table:table-cell>
          <table:table-cell office:value-type="float" office:value="98088828">
            <text:p>98088828</text:p>
          </table:table-cell>
          <table:table-cell office:value-type="float" office:value="0">
            <text:p>0</text:p>
          </table:table-cell>
          <table:table-cell office:value-type="float" office:value="137074335">
            <text:p>137074335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2:52</dc:date>
    <dc:creator>david </dc:creator>
    <meta:editing-duration>PT00H01M00S</meta:editing-duration>
    <meta:editing-cycles>2</meta:editing-cycles>
    <meta:generator>OpenOffice.org/3.2$Unix OpenOffice.org_project/320m12$Build-9483</meta:generator>
    <meta:document-statistic meta:table-count="10" meta:cell-count="1755" meta:object-count="0"/>
  </office:meta>
</office:document-meta>
</file>